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52in"/>
    </style:style>
    <style:style style:name="co2" style:family="table-column">
      <style:table-column-properties fo:break-before="auto" style:column-width="0.6709in"/>
    </style:style>
    <style:style style:name="co3" style:family="table-column">
      <style:table-column-properties fo:break-before="auto" style:column-width="0.7055in"/>
    </style:style>
    <style:style style:name="co4" style:family="table-column">
      <style:table-column-properties fo:break-before="auto" style:column-width="0.3661in"/>
    </style:style>
    <style:style style:name="co5" style:family="table-column">
      <style:table-column-properties fo:break-before="auto" style:column-width="0.6362in"/>
    </style:style>
    <style:style style:name="co6" style:family="table-column">
      <style:table-column-properties fo:break-before="auto" style:column-width="0.6098in"/>
    </style:style>
    <style:style style:name="co7" style:family="table-column">
      <style:table-column-properties fo:break-before="auto" style:column-width="0.7839in"/>
    </style:style>
    <style:style style:name="co8" style:family="table-column">
      <style:table-column-properties fo:break-before="auto" style:column-width="0.7492in"/>
    </style:style>
    <style:style style:name="co9" style:family="table-column">
      <style:table-column-properties fo:break-before="auto" style:column-width="0.4008in"/>
    </style:style>
    <style:style style:name="co10" style:family="table-column">
      <style:table-column-properties fo:break-before="auto" style:column-width="0.4965in"/>
    </style:style>
    <style:style style:name="co11" style:family="table-column">
      <style:table-column-properties fo:break-before="auto" style:column-width="0.7409in"/>
    </style:style>
    <style:style style:name="co12" style:family="table-column">
      <style:table-column-properties fo:break-before="auto" style:column-width="1.0457in"/>
    </style:style>
    <style:style style:name="co13" style:family="table-column">
      <style:table-column-properties fo:break-before="auto" style:column-width="0.4272in"/>
    </style:style>
    <style:style style:name="co14" style:family="table-column">
      <style:table-column-properties fo:break-before="auto" style:column-width="1.098in"/>
    </style:style>
    <style:style style:name="co15" style:family="table-column">
      <style:table-column-properties fo:break-before="auto" style:column-width="0.7583in"/>
    </style:style>
    <style:style style:name="co16" style:family="table-column">
      <style:table-column-properties fo:break-before="auto" style:column-width="1.5602in"/>
    </style:style>
    <style:style style:name="co17" style:family="table-column">
      <style:table-column-properties fo:break-before="auto" style:column-width="1.2028in"/>
    </style:style>
    <style:style style:name="co18" style:family="table-column">
      <style:table-column-properties fo:break-before="auto" style:column-width="0.3047in"/>
    </style:style>
    <style:style style:name="co19" style:family="table-column">
      <style:table-column-properties fo:break-before="auto" style:column-width="1.1335in"/>
    </style:style>
    <style:style style:name="co20" style:family="table-column">
      <style:table-column-properties fo:break-before="auto" style:column-width="0.9846in"/>
    </style:style>
    <style:style style:name="co21" style:family="table-column">
      <style:table-column-properties fo:break-before="auto" style:column-width="0.9673in"/>
    </style:style>
    <style:style style:name="co22" style:family="table-column">
      <style:table-column-properties fo:break-before="auto" style:column-width="1.002in"/>
    </style:style>
    <style:style style:name="co23" style:family="table-column">
      <style:table-column-properties fo:break-before="auto" style:column-width="0.8925in"/>
    </style:style>
    <style:style style:name="ro1" style:family="table-row">
      <style:table-row-properties style:row-height="0.4717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font-name="Times New Roman" fo:font-size="10pt" fo:font-weight="bold" style:font-size-asian="10pt" style:font-weight-asian="bold" style:font-size-complex="10pt" style:font-weight-complex="normal"/>
    </style:style>
    <style:style style:name="ce2" style:family="table-cell" style:parent-style-name="Default">
      <style:text-properties style:font-name="Times New Roman" fo:font-size="10pt" style:font-size-asian="10pt" style:font-size-complex="10pt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font-name="Times New Roman" fo:font-size="10pt" fo:font-weight="bold" style:font-size-asian="10pt" style:font-weight-asian="bold" style:font-size-complex="10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4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5" table:default-cell-style-name="ce2"/>
        <table:table-column table:style-name="co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3" table:default-cell-style-name="ce2"/>
        <table:table-column table:style-name="co23" table:number-columns-repeated="998" table:default-cell-style-name="ce2"/>
        <table:table-row table:style-name="ro1">
          <table:table-cell table:style-name="ce1" office:value-type="string">
            <text:p>PRICE</text:p>
          </table:table-cell>
          <table:table-cell table:style-name="ce1" office:value-type="string">
            <text:p>D_YEAR</text:p>
          </table:table-cell>
          <table:table-cell table:style-name="ce1" office:value-type="string">
            <text:p>D_WEEK</text:p>
          </table:table-cell>
          <table:table-cell table:style-name="ce1" office:value-type="string">
            <text:p>D_COUNTRY</text:p>
          </table:table-cell>
          <table:table-cell table:style-name="ce1" office:value-type="string">
            <text:p>D_CITY</text:p>
          </table:table-cell>
          <table:table-cell table:style-name="ce1" office:value-type="string">
            <text:p>ORIGIN</text:p>
          </table:table-cell>
          <table:table-cell table:style-name="ce1" office:value-type="string">
            <text:p>MAKE</text:p>
          </table:table-cell>
          <table:table-cell table:style-name="ce3" office:value-type="string">
            <text:p>MODEL</text:p>
          </table:table-cell>
          <table:table-cell table:style-name="ce1" office:value-type="string">
            <text:p>SUBMODE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MILAGE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HYBRID</text:p>
          </table:table-cell>
          <table:table-cell table:style-name="ce1" office:value-type="string">
            <text:p>DIESEL</text:p>
          </table:table-cell>
          <table:table-cell table:style-name="ce1" office:value-type="string">
            <text:p>4WD</text:p>
          </table:table-cell>
          <table:table-cell table:style-name="ce1" office:value-type="string">
            <text:p>CONVERTIBLE</text:p>
          </table:table-cell>
          <table:table-cell table:style-name="ce1" office:value-type="string">
            <text:p>LEATHER</text:p>
          </table:table-cell>
          <table:table-cell table:style-name="ce1" office:value-type="string">
            <text:p>AUTOTRANSMISSION</text:p>
          </table:table-cell>
          <table:table-cell table:style-name="ce1" office:value-type="string">
            <text:p>AUTOWINDOWS</text:p>
          </table:table-cell>
          <table:table-cell table:style-name="ce1" office:value-type="string">
            <text:p>AC</text:p>
          </table:table-cell>
          <table:table-cell table:style-name="ce1" office:value-type="string">
            <text:p>HEATEDSEATS</text:p>
          </table:table-cell>
          <table:table-cell table:style-name="ce1" office:value-type="string">
            <text:p>CHASSIS_FR</text:p>
          </table:table-cell>
          <table:table-cell table:style-name="ce1" office:value-type="string">
            <text:p>CHASSIS_FL</text:p>
          </table:table-cell>
          <table:table-cell table:style-name="ce1" office:value-type="string">
            <text:p>CHASSIS_RR</text:p>
          </table:table-cell>
          <table:table-cell table:style-name="ce1" office:value-type="string">
            <text:p>CHASSIS_RL</text:p>
          </table:table-cell>
          <table:table-cell table:style-name="ce1" office:value-type="string">
            <text:p>SOURCE</text:p>
          </table:table-cell>
          <table:table-cell table:style-name="ce1" table:number-columns-repeated="998"/>
        </table:table-row>
        <table:table-row table:style-name="ro2" table:visibility="filter">
          <table:table-cell office:value-type="float" office:value="13700">
            <text:p>137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9"/>
        </table:table-row>
        <table:table-row table:style-name="ro2" table:visibility="filter">
          <table:table-cell office:value-type="float" office:value="15500">
            <text:p>155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21000">
            <text:p>210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BEIG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4850">
            <text:p>1485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9800">
            <text:p>198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11">
            <text:p>2011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6300">
            <text:p>163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WHI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7800">
            <text:p>178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4200">
            <text:p>142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OROLA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6300">
            <text:p>163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9700">
            <text:p>197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1600">
            <text:p>116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3500">
            <text:p>135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5500">
            <text:p>155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NAVY BLU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27500">
            <text:p>275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ADO</text:p>
          </table:table-cell>
          <table:table-cell office:value-type="string">
            <text:p>GX</text:p>
          </table:table-cell>
          <table:table-cell office:value-type="float" office:value="2009">
            <text:p>2009</text:p>
          </table:table-cell>
          <table:table-cell office:value-type="string">
            <text:p>80000KM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2000">
            <text:p>12000</text:p>
          </table:table-cell>
          <table:table-cell office:value-type="float" office:value="2013">
            <text:p>2013</text:p>
          </table:table-cell>
          <table:table-cell office:value-type="float" office:value="28">
            <text:p>28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07">
            <text:p>200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7500">
            <text:p>175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BABY BLU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5900">
            <text:p>159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CHAMPAIGN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3800">
            <text:p>138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OROLA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3700">
            <text:p>137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CHAMPAIGN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4500">
            <text:p>145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OROLA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800">
            <text:p>108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5500">
            <text:p>155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8000">
            <text:p>180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5000">
            <text:p>150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25500">
            <text:p>255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12">
            <text:p>2012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21000">
            <text:p>210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ADO</text:p>
          </table:table-cell>
          <table:table-cell/>
          <table:table-cell office:value-type="float" office:value="2005">
            <text:p>2005</text:p>
          </table:table-cell>
          <table:table-cell/>
          <table:table-cell office:value-type="string">
            <text:p>CHAMPAIG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7200">
            <text:p>172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CHAMPAIGN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9700">
            <text:p>197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GOL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200">
            <text:p>102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05">
            <text:p>200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600">
            <text:p>106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3">
            <text:p>2003</text:p>
          </table:table-cell>
          <table:table-cell/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7000">
            <text:p>170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8400">
            <text:p>184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JETTA</text:p>
          </table:table-cell>
          <table:table-cell/>
          <table:table-cell office:value-type="float" office:value="2011">
            <text:p>2011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87000">
            <text:p>870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K</text:p>
          </table:table-cell>
          <table:table-cell office:value-type="string">
            <text:p>LAND ROVER</text:p>
          </table:table-cell>
          <table:table-cell office:value-type="string">
            <text:p>RANGE ROVER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39000">
            <text:p>390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K</text:p>
          </table:table-cell>
          <table:table-cell office:value-type="string">
            <text:p>LAND ROVER</text:p>
          </table:table-cell>
          <table:table-cell office:value-type="string">
            <text:p>RANGE ROVER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10700">
            <text:p>107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CITROEN</text:p>
          </table:table-cell>
          <table:table-cell office:value-type="string">
            <text:p>C4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65000KM</text:p>
          </table:table-cell>
          <table:table-cell office:value-type="string">
            <text:p>BLACK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LEXUS</text:p>
          </table:table-cell>
          <table:table-cell office:value-type="string">
            <text:p>GS450</text:p>
          </table:table-cell>
          <table:table-cell/>
          <table:table-cell office:value-type="float" office:value="2007">
            <text:p>2007</text:p>
          </table:table-cell>
          <table:table-cell office:value-type="float" office:value="90000">
            <text:p>90000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2500">
            <text:p>2500</text:p>
          </table:table-cell>
          <table:table-cell office:value-type="float" office:value="2013">
            <text:p>2013</text:p>
          </table:table-cell>
          <table:table-cell/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SKODA</text:p>
          </table:table-cell>
          <table:table-cell table:number-columns-repeated="2"/>
          <table:table-cell office:value-type="float" office:value="1995">
            <text:p>1995</text:p>
          </table:table-cell>
          <table:table-cell/>
          <table:table-cell office:value-type="string">
            <text:p>VINOUS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750">
            <text:p>175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SKODA</text:p>
          </table:table-cell>
          <table:table-cell office:value-type="string">
            <text:p>GLX</text:p>
          </table:table-cell>
          <table:table-cell/>
          <table:table-cell office:value-type="float" office:value="1994">
            <text:p>1994</text:p>
          </table:table-cell>
          <table:table-cell/>
          <table:table-cell office:value-type="string">
            <text:p>NAVY BLUE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8500">
            <text:p>85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SKODA</text:p>
          </table:table-cell>
          <table:table-cell office:value-type="string">
            <text:p>OKTAVIA</text:p>
          </table:table-cell>
          <table:table-cell office:value-type="string">
            <text:p>FSI</text:p>
          </table:table-cell>
          <table:table-cell office:value-type="float" office:value="2006">
            <text:p>2006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9900">
            <text:p>99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SKODA</text:p>
          </table:table-cell>
          <table:table-cell office:value-type="string">
            <text:p>OKTAVIA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00"/>
        </table:table-row>
        <table:table-row table:style-name="ro2" table:visibility="filter">
          <table:table-cell office:value-type="float" office:value="5200">
            <text:p>52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BMW</text:p>
          </table:table-cell>
          <table:table-cell office:value-type="float" office:value="520">
            <text:p>520</text:p>
          </table:table-cell>
          <table:table-cell/>
          <table:table-cell office:value-type="float" office:value="1990">
            <text:p>1990</text:p>
          </table:table-cell>
          <table:table-cell/>
          <table:table-cell office:value-type="string">
            <text:p>SILVER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9000">
            <text:p>190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BMW</text:p>
          </table:table-cell>
          <table:table-cell office:value-type="float" office:value="325">
            <text:p>325</text:p>
          </table:table-cell>
          <table:table-cell office:value-type="string">
            <text:p>I</text:p>
          </table:table-cell>
          <table:table-cell office:value-type="float" office:value="2002">
            <text:p>2002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1200">
            <text:p>112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BMW</text:p>
          </table:table-cell>
          <table:table-cell office:value-type="float" office:value="318">
            <text:p>318</text:p>
          </table:table-cell>
          <table:table-cell/>
          <table:table-cell office:value-type="float" office:value="1999">
            <text:p>1999</text:p>
          </table:table-cell>
          <table:table-cell/>
          <table:table-cell office:value-type="string">
            <text:p>BLACK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5500">
            <text:p>55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BMW</text:p>
          </table:table-cell>
          <table:table-cell office:value-type="float" office:value="320">
            <text:p>320</text:p>
          </table:table-cell>
          <table:table-cell/>
          <table:table-cell office:value-type="float" office:value="1989">
            <text:p>1989</text:p>
          </table:table-cell>
          <table:table-cell/>
          <table:table-cell office:value-type="string">
            <text:p>CHAMPAIGNE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6800">
            <text:p>168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BMW</text:p>
          </table:table-cell>
          <table:table-cell office:value-type="float" office:value="728">
            <text:p>728</text:p>
          </table:table-cell>
          <table:table-cell office:value-type="string">
            <text:p>IL</text:p>
          </table:table-cell>
          <table:table-cell office:value-type="float" office:value="2001">
            <text:p>2001</text:p>
          </table:table-cell>
          <table:table-cell/>
          <table:table-cell office:value-type="string">
            <text:p>NAVY 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37000">
            <text:p>370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BMW</text:p>
          </table:table-cell>
          <table:table-cell office:value-type="float" office:value="645">
            <text:p>645</text:p>
          </table:table-cell>
          <table:table-cell/>
          <table:table-cell office:value-type="float" office:value="2005">
            <text:p>2005</text:p>
          </table:table-cell>
          <table:table-cell/>
          <table:table-cell office:value-type="string">
            <text:p>SILVER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20000">
            <text:p>200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BMW</text:p>
          </table:table-cell>
          <table:table-cell office:value-type="string">
            <text:p>X5</text:p>
          </table:table-cell>
          <table:table-cell/>
          <table:table-cell office:value-type="float" office:value="2002">
            <text:p>2002</text:p>
          </table:table-cell>
          <table:table-cell/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7000">
            <text:p>170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BMW</text:p>
          </table:table-cell>
          <table:table-cell office:value-type="string">
            <text:p>MINICOOPER</text:p>
          </table:table-cell>
          <table:table-cell office:value-type="string">
            <text:p>S</text:p>
          </table:table-cell>
          <table:table-cell office:value-type="float" office:value="2005">
            <text:p>2005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6500">
            <text:p>65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BMW</text:p>
          </table:table-cell>
          <table:table-cell office:value-type="float" office:value="732">
            <text:p>732</text:p>
          </table:table-cell>
          <table:table-cell/>
          <table:table-cell office:value-type="float" office:value="1989">
            <text:p>1989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23500">
            <text:p>235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BMW</text:p>
          </table:table-cell>
          <table:table-cell office:value-type="string">
            <text:p>X5</text:p>
          </table:table-cell>
          <table:table-cell/>
          <table:table-cell office:value-type="float" office:value="2004">
            <text:p>2004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8700">
            <text:p>87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AVEO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60000KM</text:p>
          </table:table-cell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350">
            <text:p>103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AVEO</text:p>
          </table:table-cell>
          <table:table-cell/>
          <table:table-cell office:value-type="float" office:value="2011">
            <text:p>2011</text:p>
          </table:table-cell>
          <table:table-cell/>
          <table:table-cell office:value-type="string">
            <text:p>SILVER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6500">
            <text:p>16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TRAILBLAZER</text:p>
          </table:table-cell>
          <table:table-cell office:value-type="string">
            <text:p>LTZ</text:p>
          </table:table-cell>
          <table:table-cell office:value-type="float" office:value="2006">
            <text:p>2006</text:p>
          </table:table-cell>
          <table:table-cell/>
          <table:table-cell office:value-type="string">
            <text:p>SILV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TRAILBLAZER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67000KM</text:p>
          </table:table-cell>
          <table:table-cell office:value-type="string">
            <text:p>BL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3500">
            <text:p>13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TRAILBLAZER</text:p>
          </table:table-cell>
          <table:table-cell office:value-type="string">
            <text:p>LTZ</text:p>
          </table:table-cell>
          <table:table-cell office:value-type="float" office:value="2004">
            <text:p>2004</text:p>
          </table:table-cell>
          <table:table-cell/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2750">
            <text:p>127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TRAILBLAZER</text:p>
          </table:table-cell>
          <table:table-cell/>
          <table:table-cell office:value-type="float" office:value="2002">
            <text:p>2002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CAPRIS</text:p>
          </table:table-cell>
          <table:table-cell/>
          <table:table-cell office:value-type="float" office:value="1988">
            <text:p>1988</text:p>
          </table:table-cell>
          <table:table-cell/>
          <table:table-cell office:value-type="string">
            <text:p>BEIG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36000">
            <text:p>36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CAMARO</text:p>
          </table:table-cell>
          <table:table-cell office:value-type="string">
            <text:p>SS</text:p>
          </table:table-cell>
          <table:table-cell office:value-type="float" office:value="2011">
            <text:p>2011</text:p>
          </table:table-cell>
          <table:table-cell/>
          <table:table-cell office:value-type="string">
            <text:p>RED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4650">
            <text:p>146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TRAILBLAZER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4700">
            <text:p>147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TRAILBLAZER</text:p>
          </table:table-cell>
          <table:table-cell office:value-type="string">
            <text:p>LT</text:p>
          </table:table-cell>
          <table:table-cell office:value-type="float" office:value="2007">
            <text:p>2007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600">
            <text:p>106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OPTRA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800">
            <text:p>10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SILVERADO</text:p>
          </table:table-cell>
          <table:table-cell/>
          <table:table-cell office:value-type="float" office:value="2011">
            <text:p>2011</text:p>
          </table:table-cell>
          <table:table-cell/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33000">
            <text:p>33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TAHOE</text:p>
          </table:table-cell>
          <table:table-cell office:value-type="string">
            <text:p>LTZ</text:p>
          </table:table-cell>
          <table:table-cell office:value-type="float" office:value="2008">
            <text:p>2008</text:p>
          </table:table-cell>
          <table:table-cell/>
          <table:table-cell office:value-type="string">
            <text:p>CHAMPAIGN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28500">
            <text:p>28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CAMARO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3000">
            <text:p>13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SILVERADO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BLACK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6000">
            <text:p>16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DODGE</text:p>
          </table:table-cell>
          <table:table-cell office:value-type="string">
            <text:p>CHARGER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000">
            <text:p>10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DODGE</text:p>
          </table:table-cell>
          <table:table-cell office:value-type="string">
            <text:p>RAM</text:p>
          </table:table-cell>
          <table:table-cell office:value-type="string">
            <text:p>HEMI</text:p>
          </table:table-cell>
          <table:table-cell office:value-type="float" office:value="2004">
            <text:p>200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5000">
            <text:p>15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DODGE</text:p>
          </table:table-cell>
          <table:table-cell office:value-type="string">
            <text:p>NITRO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WHITE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5000">
            <text:p>15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MUSTANG</text:p>
          </table:table-cell>
          <table:table-cell/>
          <table:table-cell office:value-type="float" office:value="2003">
            <text:p>2003</text:p>
          </table:table-cell>
          <table:table-cell/>
          <table:table-cell office:value-type="string">
            <text:p>RE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23500">
            <text:p>23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EXPLORER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9700">
            <text:p>197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EXPLORER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27800">
            <text:p>27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EXPLORER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SILV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7800">
            <text:p>17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ESCAPE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7500">
            <text:p>17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ESCAPE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35000">
            <text:p>35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RAPTOR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ORANG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5700">
            <text:p>157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ESCAPE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WHIT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7000">
            <text:p>7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CROWN VICTORIA</text:p>
          </table:table-cell>
          <table:table-cell/>
          <table:table-cell office:value-type="float" office:value="2001">
            <text:p>2001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4000">
            <text:p>14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ESCAPE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MUSTANG</text:p>
          </table:table-cell>
          <table:table-cell/>
          <table:table-cell office:value-type="float" office:value="2002">
            <text:p>2002</text:p>
          </table:table-cell>
          <table:table-cell office:value-type="string">
            <text:p>92000KM</text:p>
          </table:table-cell>
          <table:table-cell office:value-type="string">
            <text:p>NAVY BLU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800">
            <text:p>1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TAURUS</text:p>
          </table:table-cell>
          <table:table-cell/>
          <table:table-cell office:value-type="float" office:value="1988">
            <text:p>1988</text:p>
          </table:table-cell>
          <table:table-cell/>
          <table:table-cell table:number-columns-repeated="9" office:value-type="float" office:value="0">
            <text:p>0</text:p>
          </table:table-cell>
          <table:table-cell office:value-type="string">
            <text:p>..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8500">
            <text:p>18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ESCAPE</text:p>
          </table:table-cell>
          <table:table-cell office:value-type="string">
            <text:p>LIMITED</text:p>
          </table:table-cell>
          <table:table-cell office:value-type="float" office:value="2008">
            <text:p>2008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21500">
            <text:p>21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GMC</text:p>
          </table:table-cell>
          <table:table-cell office:value-type="string">
            <text:p>ENVOY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VINOUS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3600">
            <text:p>136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GMC</text:p>
          </table:table-cell>
          <table:table-cell office:value-type="string">
            <text:p>ENVOY</text:p>
          </table:table-cell>
          <table:table-cell/>
          <table:table-cell office:value-type="float" office:value="2002">
            <text:p>2002</text:p>
          </table:table-cell>
          <table:table-cell/>
          <table:table-cell office:value-type="string">
            <text:p>CHAMPAIG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250">
            <text:p>102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2004">
            <text:p>2004</text:p>
          </table:table-cell>
          <table:table-cell/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3000">
            <text:p>13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4150">
            <text:p>141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ACCORD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LEAD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9200">
            <text:p>92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2003">
            <text:p>2003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5500">
            <text:p>5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 office:value-type="string">
            <text:p>EXI</text:p>
          </table:table-cell>
          <table:table-cell office:value-type="float" office:value="1996">
            <text:p>1996</text:p>
          </table:table-cell>
          <table:table-cell/>
          <table:table-cell office:value-type="string">
            <text:p>VINOUS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6500">
            <text:p>16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 office:value-type="string">
            <text:p>EXI</text:p>
          </table:table-cell>
          <table:table-cell office:value-type="float" office:value="2010">
            <text:p>2010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7400">
            <text:p>74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ACCORD</text:p>
          </table:table-cell>
          <table:table-cell/>
          <table:table-cell office:value-type="float" office:value="1996">
            <text:p>1996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8500">
            <text:p>18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ACCORD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7600">
            <text:p>76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 office:value-type="string">
            <text:p>XD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OLD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2800">
            <text:p>12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TUCSON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9100">
            <text:p>91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I10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12000KM</text:p>
          </table:table-cell>
          <table:table-cell office:value-type="string">
            <text:p>VINOUS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7750">
            <text:p>77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 office:value-type="string">
            <text:p>XD DELUXE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SILVER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600">
            <text:p>106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TUCSON</text:p>
          </table:table-cell>
          <table:table-cell/>
          <table:table-cell office:value-type="float" office:value="2005">
            <text:p>2005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12700">
            <text:p>127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 office:value-type="string">
            <text:p>HD</text:p>
          </table:table-cell>
          <table:table-cell office:value-type="float" office:value="2010">
            <text:p>2010</text:p>
          </table:table-cell>
          <table:table-cell office:value-type="string">
            <text:p>27000KM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11850">
            <text:p>118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 office:value-type="string">
            <text:p>HD</text:p>
          </table:table-cell>
          <table:table-cell office:value-type="float" office:value="2008">
            <text:p>2008</text:p>
          </table:table-cell>
          <table:table-cell office:value-type="string">
            <text:p>37000KM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6900">
            <text:p>169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ELANTRA</text:p>
          </table:table-cell>
          <table:table-cell/>
          <table:table-cell office:value-type="float" office:value="2013">
            <text:p>2013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6500">
            <text:p>6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/>
          <table:table-cell office:value-type="float" office:value="1997">
            <text:p>1997</text:p>
          </table:table-cell>
          <table:table-cell/>
          <table:table-cell office:value-type="string">
            <text:p>BABY 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800">
            <text:p>10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 office:value-type="string">
            <text:p>HD</text:p>
          </table:table-cell>
          <table:table-cell office:value-type="float" office:value="2007">
            <text:p>2007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1850">
            <text:p>118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 office:value-type="string">
            <text:p>HD</text:p>
          </table:table-cell>
          <table:table-cell office:value-type="float" office:value="2010">
            <text:p>2010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500">
            <text:p>10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TUCSON</text:p>
          </table:table-cell>
          <table:table-cell/>
          <table:table-cell office:value-type="float" office:value="2005">
            <text:p>2005</text:p>
          </table:table-cell>
          <table:table-cell/>
          <table:table-cell office:value-type="string">
            <text:p>SILVER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5750">
            <text:p>57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CCCENT</text:p>
          </table:table-cell>
          <table:table-cell/>
          <table:table-cell office:value-type="float" office:value="2005">
            <text:p>2005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7600">
            <text:p>176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SANTA FE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5800">
            <text:p>15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SANTA FE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WHITE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1000">
            <text:p>11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SANTA FE</text:p>
          </table:table-cell>
          <table:table-cell/>
          <table:table-cell office:value-type="float" office:value="2003">
            <text:p>2003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6500">
            <text:p>16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TUCSON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1800">
            <text:p>11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I30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4750">
            <text:p>147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CCENT</text:p>
          </table:table-cell>
          <table:table-cell office:value-type="string">
            <text:p>10000KM</text:p>
          </table:table-cell>
          <table:table-cell office:value-type="float" office:value="2013">
            <text:p>2013</text:p>
          </table:table-cell>
          <table:table-cell/>
          <table:table-cell office:value-type="string">
            <text:p>BRONZ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20800">
            <text:p>20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TUCSON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5200">
            <text:p>52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CCENT</text:p>
          </table:table-cell>
          <table:table-cell/>
          <table:table-cell office:value-type="float" office:value="1997">
            <text:p>1997</text:p>
          </table:table-cell>
          <table:table-cell/>
          <table:table-cell office:value-type="string">
            <text:p>SILVER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20500">
            <text:p>20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SONATA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20000KM</text:p>
          </table:table-cell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2400">
            <text:p>124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SONATA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4650">
            <text:p>146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K</text:p>
          </table:table-cell>
          <table:table-cell office:value-type="string">
            <text:p>JAGUAR</text:p>
          </table:table-cell>
          <table:table-cell office:value-type="string">
            <text:p>S TYPE</text:p>
          </table:table-cell>
          <table:table-cell/>
          <table:table-cell office:value-type="float" office:value="2002">
            <text:p>2002</text:p>
          </table:table-cell>
          <table:table-cell/>
          <table:table-cell office:value-type="string">
            <text:p>NAVY 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JEEP</text:p>
          </table:table-cell>
          <table:table-cell office:value-type="string">
            <text:p>CHEROKEE</text:p>
          </table:table-cell>
          <table:table-cell office:value-type="string">
            <text:p>SRT8</text:p>
          </table:table-cell>
          <table:table-cell office:value-type="float" office:value="2012">
            <text:p>2012</text:p>
          </table:table-cell>
          <table:table-cell office:value-type="string">
            <text:p>12000KM</text:p>
          </table:table-cell>
          <table:table-cell office:value-type="string">
            <text:p>SILV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5750">
            <text:p>57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SUZUKI</text:p>
          </table:table-cell>
          <table:table-cell office:value-type="string">
            <text:p>VITARA</text:p>
          </table:table-cell>
          <table:table-cell/>
          <table:table-cell office:value-type="float" office:value="2001">
            <text:p>2001</text:p>
          </table:table-cell>
          <table:table-cell/>
          <table:table-cell office:value-type="string">
            <text:p>WHIT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3500">
            <text:p>13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SORENTO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1000">
            <text:p>11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TERRACAN</text:p>
          </table:table-cell>
          <table:table-cell/>
          <table:table-cell office:value-type="float" office:value="2002">
            <text:p>2002</text:p>
          </table:table-cell>
          <table:table-cell/>
          <table:table-cell office:value-type="string">
            <text:p>NAVY BL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900">
            <text:p>109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JEEP</text:p>
          </table:table-cell>
          <table:table-cell office:value-type="string">
            <text:p>CHEROKEE</text:p>
          </table:table-cell>
          <table:table-cell/>
          <table:table-cell office:value-type="float" office:value="2003">
            <text:p>2003</text:p>
          </table:table-cell>
          <table:table-cell/>
          <table:table-cell office:value-type="string">
            <text:p>VINOU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5750">
            <text:p>157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CERATO</text:p>
          </table:table-cell>
          <table:table-cell office:value-type="string">
            <text:p>FORTE COUPE</text:p>
          </table:table-cell>
          <table:table-cell office:value-type="float" office:value="2011">
            <text:p>2011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300">
            <text:p>103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PICANTO</text:p>
          </table:table-cell>
          <table:table-cell/>
          <table:table-cell office:value-type="float" office:value="2013">
            <text:p>2013</text:p>
          </table:table-cell>
          <table:table-cell/>
          <table:table-cell office:value-type="string">
            <text:p>BLACK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9870">
            <text:p>987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PICANTO</text:p>
          </table:table-cell>
          <table:table-cell/>
          <table:table-cell office:value-type="float" office:value="2012">
            <text:p>2012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8000">
            <text:p>8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PICANTO</text:p>
          </table:table-cell>
          <table:table-cell office:value-type="string">
            <text:p>EX</text:p>
          </table:table-cell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1750">
            <text:p>117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CERATO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5700">
            <text:p>57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PICANTO</text:p>
          </table:table-cell>
          <table:table-cell/>
          <table:table-cell office:value-type="float" office:value="2005">
            <text:p>2005</text:p>
          </table:table-cell>
          <table:table-cell/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2950">
            <text:p>129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CERATO</text:p>
          </table:table-cell>
          <table:table-cell/>
          <table:table-cell office:value-type="float" office:value="2012">
            <text:p>2012</text:p>
          </table:table-cell>
          <table:table-cell/>
          <table:table-cell office:value-type="string">
            <text:p>GRAY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3900">
            <text:p>139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SPORTAGE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7000">
            <text:p>17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OPTIMA</text:p>
          </table:table-cell>
          <table:table-cell office:value-type="string">
            <text:p>K5</text:p>
          </table:table-cell>
          <table:table-cell office:value-type="float" office:value="2011">
            <text:p>2011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8900">
            <text:p>89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PICANTO</text:p>
          </table:table-cell>
          <table:table-cell/>
          <table:table-cell office:value-type="float" office:value="2011">
            <text:p>2011</text:p>
          </table:table-cell>
          <table:table-cell/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1400">
            <text:p>114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RIO</text:p>
          </table:table-cell>
          <table:table-cell office:value-type="string">
            <text:p>SEDAN</text:p>
          </table:table-cell>
          <table:table-cell office:value-type="float" office:value="2013">
            <text:p>2013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9100">
            <text:p>91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RIO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3900">
            <text:p>139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SPORTAGE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VINOUS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3900">
            <text:p>39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SPEPHIA</text:p>
          </table:table-cell>
          <table:table-cell/>
          <table:table-cell office:value-type="float" office:value="1995">
            <text:p>1995</text:p>
          </table:table-cell>
          <table:table-cell/>
          <table:table-cell office:value-type="string">
            <text:p>GREEN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13500">
            <text:p>13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CERATO</text:p>
          </table:table-cell>
          <table:table-cell office:value-type="string">
            <text:p>FORTE</text:p>
          </table:table-cell>
          <table:table-cell office:value-type="float" office:value="2010">
            <text:p>2010</text:p>
          </table:table-cell>
          <table:table-cell office:value-type="string">
            <text:p>27000KM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4900">
            <text:p>149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SPORTAGE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GRAY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7400">
            <text:p>74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SPECTRA</text:p>
          </table:table-cell>
          <table:table-cell office:value-type="string">
            <text:p>WING</text:p>
          </table:table-cell>
          <table:table-cell office:value-type="float" office:value="2004">
            <text:p>2004</text:p>
          </table:table-cell>
          <table:table-cell/>
          <table:table-cell office:value-type="string">
            <text:p>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14300">
            <text:p>143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SPORTAGE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47000KM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6500">
            <text:p>16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SPORTAGE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5750">
            <text:p>157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CERATO</text:p>
          </table:table-cell>
          <table:table-cell office:value-type="string">
            <text:p>FORTE</text:p>
          </table:table-cell>
          <table:table-cell office:value-type="float" office:value="2010">
            <text:p>2010</text:p>
          </table:table-cell>
          <table:table-cell/>
          <table:table-cell office:value-type="string">
            <text:p>RED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3400">
            <text:p>134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CERATO</text:p>
          </table:table-cell>
          <table:table-cell office:value-type="string">
            <text:p>FORTE</text:p>
          </table:table-cell>
          <table:table-cell office:value-type="float" office:value="2009">
            <text:p>2009</text:p>
          </table:table-cell>
          <table:table-cell/>
          <table:table-cell office:value-type="string">
            <text:p>SILVE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2700">
            <text:p>127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SPORTAGE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CAPPUCCIN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8500">
            <text:p>8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AZDA</text:p>
          </table:table-cell>
          <table:table-cell office:value-type="string">
            <text:p>ZOOM 3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1500">
            <text:p>11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AZDA</text:p>
          </table:table-cell>
          <table:table-cell office:value-type="string">
            <text:p>ZOOM 3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200">
            <text:p>102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AZDA</text:p>
          </table:table-cell>
          <table:table-cell office:value-type="string">
            <text:p>ZOOM 3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2000">
            <text:p>12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AZDA</text:p>
          </table:table-cell>
          <table:table-cell office:value-type="string">
            <text:p>ZOOM 3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8500">
            <text:p>8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AZDA</text:p>
          </table:table-cell>
          <table:table-cell office:value-type="string">
            <text:p>ZOOM 3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SILVER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27000">
            <text:p>27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C180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32500">
            <text:p>32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21500">
            <text:p>21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S320</text:p>
          </table:table-cell>
          <table:table-cell office:value-type="string">
            <text:p>L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NAVY BLUE METALLIC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25750">
            <text:p>257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 office:value-type="string">
            <text:p>ELEGANCE</text:p>
          </table:table-cell>
          <table:table-cell office:value-type="float" office:value="2004">
            <text:p>2004</text:p>
          </table:table-cell>
          <table:table-cell/>
          <table:table-cell office:value-type="string">
            <text:p>BLACK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36000">
            <text:p>36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CLS350</text:p>
          </table:table-cell>
          <table:table-cell/>
          <table:table-cell office:value-type="float" office:value="2005">
            <text:p>2005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23800">
            <text:p>23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 office:value-type="string">
            <text:p>AVANTGARDE</text:p>
          </table:table-cell>
          <table:table-cell office:value-type="float" office:value="2004">
            <text:p>2004</text:p>
          </table:table-cell>
          <table:table-cell/>
          <table:table-cell office:value-type="string">
            <text:p>GOLD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32500">
            <text:p>32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C20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64000KM</text:p>
          </table:table-cell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25800">
            <text:p>25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 office:value-type="string">
            <text:p>ELEGANCE</text:p>
          </table:table-cell>
          <table:table-cell office:value-type="float" office:value="2004">
            <text:p>2004</text:p>
          </table:table-cell>
          <table:table-cell/>
          <table:table-cell office:value-type="string">
            <text:p>NAVY GREEN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8500">
            <text:p>18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ML320</text:p>
          </table:table-cell>
          <table:table-cell/>
          <table:table-cell office:value-type="float" office:value="2002">
            <text:p>2002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22500">
            <text:p>22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C180</text:p>
          </table:table-cell>
          <table:table-cell/>
          <table:table-cell office:value-type="float" office:value="2005">
            <text:p>2005</text:p>
          </table:table-cell>
          <table:table-cell office:value-type="string">
            <text:p>74000KM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31500">
            <text:p>31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/>
          <table:table-cell office:value-type="float" office:value="2005">
            <text:p>2005</text:p>
          </table:table-cell>
          <table:table-cell/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6000">
            <text:p>16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CLK</text:p>
          </table:table-cell>
          <table:table-cell office:value-type="string">
            <text:p>AVANTGARDE</text:p>
          </table:table-cell>
          <table:table-cell office:value-type="float" office:value="2001">
            <text:p>2001</text:p>
          </table:table-cell>
          <table:table-cell/>
          <table:table-cell office:value-type="string">
            <text:p>BLACK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31500">
            <text:p>31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8900">
            <text:p>89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/>
          <table:table-cell office:value-type="float" office:value="1995">
            <text:p>1995</text:p>
          </table:table-cell>
          <table:table-cell/>
          <table:table-cell office:value-type="string">
            <text:p>BLACK METALLIC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25750">
            <text:p>257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 office:value-type="string">
            <text:p>AVANTGARDE</text:p>
          </table:table-cell>
          <table:table-cell office:value-type="float" office:value="2004">
            <text:p>2004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21800">
            <text:p>21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C200</text:p>
          </table:table-cell>
          <table:table-cell/>
          <table:table-cell office:value-type="float" office:value="2004">
            <text:p>2004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4500">
            <text:p>14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OUTLANDER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6600">
            <text:p>166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LANCER</text:p>
          </table:table-cell>
          <table:table-cell office:value-type="string">
            <text:p>EX</text:p>
          </table:table-cell>
          <table:table-cell office:value-type="float" office:value="2009">
            <text:p>2009</text:p>
          </table:table-cell>
          <table:table-cell/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1000">
            <text:p>11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LANCER</text:p>
          </table:table-cell>
          <table:table-cell office:value-type="string">
            <text:p>62000KM</text:p>
          </table:table-cell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2500">
            <text:p>12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GALANT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800">
            <text:p>10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LANCER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4500">
            <text:p>14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GALANT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1800">
            <text:p>11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LANCER</text:p>
          </table:table-cell>
          <table:table-cell office:value-type="string">
            <text:p>GLX</text:p>
          </table:table-cell>
          <table:table-cell office:value-type="float" office:value="2009">
            <text:p>2009</text:p>
          </table:table-cell>
          <table:table-cell/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8500">
            <text:p>8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LANCER</text:p>
          </table:table-cell>
          <table:table-cell/>
          <table:table-cell office:value-type="float" office:value="2005">
            <text:p>2005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22000">
            <text:p>22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LANCER</text:p>
          </table:table-cell>
          <table:table-cell office:value-type="string">
            <text:p>GTS</text:p>
          </table:table-cell>
          <table:table-cell office:value-type="float" office:value="2011">
            <text:p>2011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800">
            <text:p>10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LANCER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9500">
            <text:p>19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X-TRAIL</text:p>
          </table:table-cell>
          <table:table-cell/>
          <table:table-cell office:value-type="float" office:value="2008">
            <text:p>2008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8700">
            <text:p>187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ALTIMA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500">
            <text:p>10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SUNNY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6000">
            <text:p>16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QASHQAI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6000">
            <text:p>16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ALTIMA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7000">
            <text:p>7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SUNNY</text:p>
          </table:table-cell>
          <table:table-cell/>
          <table:table-cell office:value-type="float" office:value="1996">
            <text:p>1996</text:p>
          </table:table-cell>
          <table:table-cell/>
          <table:table-cell office:value-type="string">
            <text:p>GRAY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800">
            <text:p>10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SUNNY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8300">
            <text:p>183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ALTIMA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17200">
            <text:p>172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ALTIMA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65000KM</text:p>
          </table:table-cell>
          <table:table-cell office:value-type="string">
            <text:p>BLACK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700">
            <text:p>107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MAXIMA</text:p>
          </table:table-cell>
          <table:table-cell/>
          <table:table-cell office:value-type="float" office:value="2002">
            <text:p>2002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900">
            <text:p>109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SUNNY</text:p>
          </table:table-cell>
          <table:table-cell/>
          <table:table-cell office:value-type="float" office:value="2010">
            <text:p>2010</text:p>
          </table:table-cell>
          <table:table-cell/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500">
            <text:p>10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GOLF</text:p>
          </table:table-cell>
          <table:table-cell/>
          <table:table-cell office:value-type="float" office:value="2004">
            <text:p>2004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5900">
            <text:p>159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GOLF</text:p>
          </table:table-cell>
          <table:table-cell office:value-type="string">
            <text:p>GT</text:p>
          </table:table-cell>
          <table:table-cell office:value-type="float" office:value="2009">
            <text:p>2009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8500">
            <text:p>8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GOLF</text:p>
          </table:table-cell>
          <table:table-cell/>
          <table:table-cell office:value-type="float" office:value="2004">
            <text:p>2004</text:p>
          </table:table-cell>
          <table:table-cell/>
          <table:table-cell office:value-type="string">
            <text:p>BLACK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7000">
            <text:p>7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OPEL</text:p>
          </table:table-cell>
          <table:table-cell office:value-type="string">
            <text:p>VECTRA</text:p>
          </table:table-cell>
          <table:table-cell/>
          <table:table-cell office:value-type="float" office:value="1998">
            <text:p>1998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18800">
            <text:p>18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OPEL</text:p>
          </table:table-cell>
          <table:table-cell office:value-type="string">
            <text:p>ASTRA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24000KM</text:p>
          </table:table-cell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11400">
            <text:p>114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308">
            <text:p>308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66000KM</text:p>
          </table:table-cell>
          <table:table-cell office:value-type="string">
            <text:p>GREEN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1500">
            <text:p>11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307">
            <text:p>307</text:p>
          </table:table-cell>
          <table:table-cell office:value-type="string">
            <text:p>CC</text:p>
          </table:table-cell>
          <table:table-cell office:value-type="float" office:value="2006">
            <text:p>2006</text:p>
          </table:table-cell>
          <table:table-cell/>
          <table:table-cell office:value-type="string">
            <text:p>RED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107">
            <text:p>107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39000KM</text:p>
          </table:table-cell>
          <table:table-cell office:value-type="string">
            <text:p>YELLOW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508">
            <text:p>508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10000KM</text:p>
          </table:table-cell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206">
            <text:p>206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40000KM</text:p>
          </table:table-cell>
          <table:table-cell office:value-type="string">
            <text:p>BLACK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7000">
            <text:p>7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307">
            <text:p>307</text:p>
          </table:table-cell>
          <table:table-cell/>
          <table:table-cell office:value-type="float" office:value="2003">
            <text:p>2003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6400">
            <text:p>64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206">
            <text:p>206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1500">
            <text:p>11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407">
            <text:p>407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900">
            <text:p>109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407">
            <text:p>407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33000">
            <text:p>33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PORSCHE</text:p>
          </table:table-cell>
          <table:table-cell office:value-type="string">
            <text:p>BOXTER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SILVER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58000">
            <text:p>58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PORSCHE</text:p>
          </table:table-cell>
          <table:table-cell office:value-type="string">
            <text:p>CARRERA</text:p>
          </table:table-cell>
          <table:table-cell office:value-type="string">
            <text:p>S</text:p>
          </table:table-cell>
          <table:table-cell office:value-type="float" office:value="2007">
            <text:p>2007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6000">
            <text:p>6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SUZUKI</text:p>
          </table:table-cell>
          <table:table-cell office:value-type="string">
            <text:p>GRAND VITARA</text:p>
          </table:table-cell>
          <table:table-cell/>
          <table:table-cell office:value-type="float" office:value="2002">
            <text:p>2002</text:p>
          </table:table-cell>
          <table:table-cell/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0500">
            <text:p>10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SUZUKI</text:p>
          </table:table-cell>
          <table:table-cell office:value-type="string">
            <text:p>GRAND VITARA</text:p>
          </table:table-cell>
          <table:table-cell/>
          <table:table-cell office:value-type="float" office:value="2005">
            <text:p>2005</text:p>
          </table:table-cell>
          <table:table-cell/>
          <table:table-cell office:value-type="string">
            <text:p>NAVY BLUE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2500">
            <text:p>2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SUZUKI</text:p>
          </table:table-cell>
          <table:table-cell office:value-type="string">
            <text:p>BALENO</text:p>
          </table:table-cell>
          <table:table-cell/>
          <table:table-cell office:value-type="float" office:value="1996">
            <text:p>1996</text:p>
          </table:table-cell>
          <table:table-cell/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65000">
            <text:p>65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S350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22500">
            <text:p>22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C180</text:p>
          </table:table-cell>
          <table:table-cell/>
          <table:table-cell office:value-type="float" office:value="2005">
            <text:p>2005</text:p>
          </table:table-cell>
          <table:table-cell/>
          <table:table-cell office:value-type="string">
            <text:p>CAPPUCCINO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25500">
            <text:p>25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/>
          <table:table-cell office:value-type="float" office:value="2004">
            <text:p>2004</text:p>
          </table:table-cell>
          <table:table-cell/>
          <table:table-cell office:value-type="string">
            <text:p>NAVY GREEN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3000">
            <text:p>3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S280</text:p>
          </table:table-cell>
          <table:table-cell/>
          <table:table-cell office:value-type="float" office:value="1998">
            <text:p>1998</text:p>
          </table:table-cell>
          <table:table-cell/>
          <table:table-cell office:value-type="string">
            <text:p>SILVER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32500">
            <text:p>32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C200</text:p>
          </table:table-cell>
          <table:table-cell office:value-type="string">
            <text:p>AVANTGARDE</text:p>
          </table:table-cell>
          <table:table-cell office:value-type="float" office:value="2009">
            <text:p>2009</text:p>
          </table:table-cell>
          <table:table-cell office:value-type="string">
            <text:p>64000KM</text:p>
          </table:table-cell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34000">
            <text:p>34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 office:value-type="string">
            <text:p>ELEGANCE</text:p>
          </table:table-cell>
          <table:table-cell office:value-type="float" office:value="2009">
            <text:p>2009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BMW</text:p>
          </table:table-cell>
          <table:table-cell office:value-type="string">
            <text:p>X6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5200KM</text:p>
          </table:table-cell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20000">
            <text:p>20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BMW</text:p>
          </table:table-cell>
          <table:table-cell office:value-type="string">
            <text:p>X5</text:p>
          </table:table-cell>
          <table:table-cell/>
          <table:table-cell office:value-type="float" office:value="2002">
            <text:p>2002</text:p>
          </table:table-cell>
          <table:table-cell/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BMW</text:p>
          </table:table-cell>
          <table:table-cell office:value-type="float" office:value="320">
            <text:p>320</text:p>
          </table:table-cell>
          <table:table-cell office:value-type="string">
            <text:p>I</text:p>
          </table:table-cell>
          <table:table-cell office:value-type="float" office:value="2007">
            <text:p>2007</text:p>
          </table:table-cell>
          <table:table-cell office:value-type="string">
            <text:p>77000KM</text:p>
          </table:table-cell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0500">
            <text:p>10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BMW</text:p>
          </table:table-cell>
          <table:table-cell office:value-type="float" office:value="318">
            <text:p>318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string">
            <text:p>BLU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5900">
            <text:p>59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OPEL</text:p>
          </table:table-cell>
          <table:table-cell office:value-type="string">
            <text:p>VECTRA</text:p>
          </table:table-cell>
          <table:table-cell/>
          <table:table-cell office:value-type="float" office:value="1995">
            <text:p>1995</text:p>
          </table:table-cell>
          <table:table-cell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0000">
            <text:p>10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OPEL</text:p>
          </table:table-cell>
          <table:table-cell office:value-type="string">
            <text:p>CORSA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NAVY 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7600">
            <text:p>76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206">
            <text:p>206</text:p>
          </table:table-cell>
          <table:table-cell/>
          <table:table-cell office:value-type="float" office:value="2004">
            <text:p>2004</text:p>
          </table:table-cell>
          <table:table-cell/>
          <table:table-cell office:value-type="string">
            <text:p>BLACK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2200">
            <text:p>122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308">
            <text:p>308</text:p>
          </table:table-cell>
          <table:table-cell/>
          <table:table-cell office:value-type="float" office:value="2008">
            <text:p>2008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23000">
            <text:p>23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607">
            <text:p>607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0000">
            <text:p>10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407">
            <text:p>407</text:p>
          </table:table-cell>
          <table:table-cell/>
          <table:table-cell office:value-type="float" office:value="2005">
            <text:p>2005</text:p>
          </table:table-cell>
          <table:table-cell/>
          <table:table-cell office:value-type="string">
            <text:p>VINOUS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7500">
            <text:p>7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307">
            <text:p>307</text:p>
          </table:table-cell>
          <table:table-cell/>
          <table:table-cell office:value-type="float" office:value="2005">
            <text:p>2005</text:p>
          </table:table-cell>
          <table:table-cell/>
          <table:table-cell office:value-type="string">
            <text:p>VINOUS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18500">
            <text:p>18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GOLF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15000KM</text:p>
          </table:table-cell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7200">
            <text:p>172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GOLF</text:p>
          </table:table-cell>
          <table:table-cell/>
          <table:table-cell office:value-type="float" office:value="2010">
            <text:p>201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GOLF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95000KM</text:p>
          </table:table-cell>
          <table:table-cell office:value-type="string">
            <text:p>NAVY BLUE METALLIC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9500">
            <text:p>9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GOLF</text:p>
          </table:table-cell>
          <table:table-cell/>
          <table:table-cell office:value-type="float" office:value="2004">
            <text:p>2004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8750">
            <text:p>87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BEETLE</text:p>
          </table:table-cell>
          <table:table-cell/>
          <table:table-cell office:value-type="float" office:value="2001">
            <text:p>2001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2500">
            <text:p>12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RENAULT</text:p>
          </table:table-cell>
          <table:table-cell office:value-type="string">
            <text:p>SAFRANE</text:p>
          </table:table-cell>
          <table:table-cell/>
          <table:table-cell office:value-type="float" office:value="2011">
            <text:p>2011</text:p>
          </table:table-cell>
          <table:table-cell/>
          <table:table-cell office:value-type="string">
            <text:p>SILVER 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7500">
            <text:p>7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RENAULT</text:p>
          </table:table-cell>
          <table:table-cell office:value-type="string">
            <text:p>MEGANE 2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GREEN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4200">
            <text:p>42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RENAULT</text:p>
          </table:table-cell>
          <table:table-cell office:value-type="string">
            <text:p>CLIO</text:p>
          </table:table-cell>
          <table:table-cell/>
          <table:table-cell office:value-type="float" office:value="2003">
            <text:p>2003</text:p>
          </table:table-cell>
          <table:table-cell/>
          <table:table-cell office:value-type="string">
            <text:p>BLUE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25000">
            <text:p>25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AUDI</text:p>
          </table:table-cell>
          <table:table-cell office:value-type="string">
            <text:p>A6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8500">
            <text:p>8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CITROEN</text:p>
          </table:table-cell>
          <table:table-cell office:value-type="string">
            <text:p>C4</text:p>
          </table:table-cell>
          <table:table-cell/>
          <table:table-cell office:value-type="float" office:value="2011">
            <text:p>2011</text:p>
          </table:table-cell>
          <table:table-cell/>
          <table:table-cell office:value-type="string">
            <text:p>BLACK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7500">
            <text:p>7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CITROEN</text:p>
          </table:table-cell>
          <table:table-cell office:value-type="string">
            <text:p>C3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SILVER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2500">
            <text:p>12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SE</text:p>
          </table:table-cell>
          <table:table-cell office:value-type="string">
            <text:p>VOLVO</text:p>
          </table:table-cell>
          <table:table-cell office:value-type="string">
            <text:p>S-60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22000">
            <text:p>22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SE</text:p>
          </table:table-cell>
          <table:table-cell office:value-type="string">
            <text:p>VOLVO</text:p>
          </table:table-cell>
          <table:table-cell office:value-type="string">
            <text:p>GTI</text:p>
          </table:table-cell>
          <table:table-cell office:value-type="string">
            <text:p>TSI</text:p>
          </table:table-cell>
          <table:table-cell office:value-type="float" office:value="2009">
            <text:p>2009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1500">
            <text:p>11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PAJERO</text:p>
          </table:table-cell>
          <table:table-cell/>
          <table:table-cell office:value-type="float" office:value="2002">
            <text:p>2002</text:p>
          </table:table-cell>
          <table:table-cell/>
          <table:table-cell office:value-type="string">
            <text:p>NAVY BL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2600">
            <text:p>26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GALANT</text:p>
          </table:table-cell>
          <table:table-cell/>
          <table:table-cell office:value-type="float" office:value="1985">
            <text:p>1985</text:p>
          </table:table-cell>
          <table:table-cell/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6500">
            <text:p>6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LANCER</text:p>
          </table:table-cell>
          <table:table-cell/>
          <table:table-cell office:value-type="float" office:value="1998">
            <text:p>1998</text:p>
          </table:table-cell>
          <table:table-cell/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2400">
            <text:p>124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LANCER</text:p>
          </table:table-cell>
          <table:table-cell office:value-type="string">
            <text:p>GLX</text:p>
          </table:table-cell>
          <table:table-cell office:value-type="float" office:value="2010">
            <text:p>2010</text:p>
          </table:table-cell>
          <table:table-cell/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1000">
            <text:p>11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LANCER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CHAMPAIGNE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9500">
            <text:p>9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LANCER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0500">
            <text:p>10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OUTLANDER</text:p>
          </table:table-cell>
          <table:table-cell/>
          <table:table-cell office:value-type="float" office:value="2003">
            <text:p>2003</text:p>
          </table:table-cell>
          <table:table-cell/>
          <table:table-cell office:value-type="string">
            <text:p>VINOUS METALLIC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9250">
            <text:p>92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6500">
            <text:p>16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2011">
            <text:p>2011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3000">
            <text:p>13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9500">
            <text:p>9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7400M</text:p>
          </table:table-cell>
          <table:table-cell office:value-type="string">
            <text:p>CHAMPAIGN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9500">
            <text:p>9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1995">
            <text:p>1995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12500">
            <text:p>12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20000M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22500">
            <text:p>22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30000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8200">
            <text:p>182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CHAMPAIGN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9000">
            <text:p>19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OROLLA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160000KM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6200">
            <text:p>162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NAVY 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95000M</text:p>
          </table:table-cell>
          <table:table-cell office:value-type="string">
            <text:p>WHIT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14500">
            <text:p>14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OROLLA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49000KM</text:p>
          </table:table-cell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6300">
            <text:p>163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WHI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8500">
            <text:p>18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9000">
            <text:p>19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27300">
            <text:p>273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28600M</text:p>
          </table:table-cell>
          <table:table-cell office:value-type="string">
            <text:p>BLU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4200">
            <text:p>142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OROLLA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14500">
            <text:p>14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59000M</text:p>
          </table:table-cell>
          <table:table-cell office:value-type="string">
            <text:p>CHAMPAIGN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9500">
            <text:p>19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29750">
            <text:p>297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5000KM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5800">
            <text:p>15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WHIT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5450">
            <text:p>154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8">
            <text:p>2008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8500">
            <text:p>18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ALTIMA</text:p>
          </table:table-cell>
          <table:table-cell/>
          <table:table-cell office:value-type="float" office:value="2011">
            <text:p>2011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5300">
            <text:p>153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X-TRAIL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SILV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6500">
            <text:p>16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ALTIMA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NAVY BLU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16300">
            <text:p>163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ALTIMA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60000KM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4500">
            <text:p>14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PATHFINDER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string">
            <text:p>WHIT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8700">
            <text:p>187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ALTIMA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0800">
            <text:p>10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SUNNY</text:p>
          </table:table-cell>
          <table:table-cell/>
          <table:table-cell office:value-type="float" office:value="2011">
            <text:p>2011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26700">
            <text:p>267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INFINITI</text:p>
          </table:table-cell>
          <table:table-cell office:value-type="string">
            <text:p>FX35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1700">
            <text:p>117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AZDA</text:p>
          </table:table-cell>
          <table:table-cell office:value-type="string">
            <text:p>ZOOM 3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0300">
            <text:p>103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AZDA</text:p>
          </table:table-cell>
          <table:table-cell office:value-type="string">
            <text:p>ZOOM 2</text:p>
          </table:table-cell>
          <table:table-cell/>
          <table:table-cell office:value-type="float" office:value="2011">
            <text:p>2011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9000">
            <text:p>9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AZDA</text:p>
          </table:table-cell>
          <table:table-cell office:value-type="string">
            <text:p>ZOOM 3</text:p>
          </table:table-cell>
          <table:table-cell/>
          <table:table-cell office:value-type="float" office:value="2005">
            <text:p>2005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7200">
            <text:p>72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SPECTRA</text:p>
          </table:table-cell>
          <table:table-cell office:value-type="string">
            <text:p>WING</text:p>
          </table:table-cell>
          <table:table-cell office:value-type="float" office:value="2004">
            <text:p>2004</text:p>
          </table:table-cell>
          <table:table-cell/>
          <table:table-cell office:value-type="string">
            <text:p>BLUE METALLIC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0800">
            <text:p>10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RIO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8100">
            <text:p>81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RIO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7700">
            <text:p>77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CARNIVAL</text:p>
          </table:table-cell>
          <table:table-cell/>
          <table:table-cell office:value-type="float" office:value="2005">
            <text:p>2005</text:p>
          </table:table-cell>
          <table:table-cell/>
          <table:table-cell office:value-type="string">
            <text:p>TORQUOIS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5000">
            <text:p>15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SPORTAGE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5700">
            <text:p>57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CCENT</text:p>
          </table:table-cell>
          <table:table-cell/>
          <table:table-cell office:value-type="float" office:value="1998">
            <text:p>1998</text:p>
          </table:table-cell>
          <table:table-cell/>
          <table:table-cell office:value-type="string">
            <text:p>SILVER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2300">
            <text:p>123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 office:value-type="string">
            <text:p>HD</text:p>
          </table:table-cell>
          <table:table-cell office:value-type="float" office:value="2008">
            <text:p>2008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5950">
            <text:p>59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/>
          <table:table-cell office:value-type="float" office:value="1995">
            <text:p>1995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14850">
            <text:p>148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 office:value-type="string">
            <text:p>MD</text:p>
          </table:table-cell>
          <table:table-cell office:value-type="float" office:value="2011">
            <text:p>2011</text:p>
          </table:table-cell>
          <table:table-cell office:value-type="string">
            <text:p>39000KM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4600">
            <text:p>46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CCENT</text:p>
          </table:table-cell>
          <table:table-cell/>
          <table:table-cell office:value-type="float" office:value="1994">
            <text:p>1994</text:p>
          </table:table-cell>
          <table:table-cell/>
          <table:table-cell office:value-type="string">
            <text:p>NAVY BLUE METALLIC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6000">
            <text:p>6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CCENT</text:p>
          </table:table-cell>
          <table:table-cell/>
          <table:table-cell office:value-type="float" office:value="1997">
            <text:p>1997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8350">
            <text:p>83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ELANTRA</text:p>
          </table:table-cell>
          <table:table-cell/>
          <table:table-cell office:value-type="float" office:value="2004">
            <text:p>2004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37900">
            <text:p>379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JEEP</text:p>
          </table:table-cell>
          <table:table-cell office:value-type="string">
            <text:p>CHEROKEE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15000KM</text:p>
          </table:table-cell>
          <table:table-cell office:value-type="string">
            <text:p>BLACK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9000">
            <text:p>9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AVEO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9850">
            <text:p>98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AVEO</text:p>
          </table:table-cell>
          <table:table-cell/>
          <table:table-cell office:value-type="float" office:value="2011">
            <text:p>2011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0600">
            <text:p>106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OPTRA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9300">
            <text:p>93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AVEO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WHITE METALLIC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7800">
            <text:p>17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ESCAPE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9800">
            <text:p>19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EXPLORER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CHAMPAIG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22700">
            <text:p>227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EXPLORER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27800">
            <text:p>27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EXPLORER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SILV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35000">
            <text:p>35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RAPTOR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ORANG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12000">
            <text:p>12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ADILLAC</text:p>
          </table:table-cell>
          <table:table-cell office:value-type="string">
            <text:p>CTS</text:p>
          </table:table-cell>
          <table:table-cell/>
          <table:table-cell office:value-type="float" office:value="2004">
            <text:p>2004</text:p>
          </table:table-cell>
          <table:table-cell/>
          <table:table-cell office:value-type="string">
            <text:p>GOLD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 table:visibility="filter">
          <table:table-cell office:value-type="float" office:value="4000">
            <text:p>4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RYSLER</text:p>
          </table:table-cell>
          <table:table-cell office:value-type="string">
            <text:p>NEON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float" office:value="16750">
            <text:p>167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AUDI</text:p>
          </table:table-cell>
          <table:table-cell office:value-type="string">
            <text:p>A4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90000KM</text:p>
          </table:table-cell>
          <table:table-cell office:value-type="string">
            <text:p>NAVY 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47500">
            <text:p>47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AUDI</text:p>
          </table:table-cell>
          <table:table-cell office:value-type="string">
            <text:p>A5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33000KM</text:p>
          </table:table-cell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5500">
            <text:p>15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AUDI</text:p>
          </table:table-cell>
          <table:table-cell office:value-type="string">
            <text:p>A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6000">
            <text:p>16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AUDI</text:p>
          </table:table-cell>
          <table:table-cell office:value-type="string">
            <text:p>A4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BLACK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2500">
            <text:p>12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BMW</text:p>
          </table:table-cell>
          <table:table-cell office:value-type="float" office:value="520">
            <text:p>520</text:p>
          </table:table-cell>
          <table:table-cell/>
          <table:table-cell office:value-type="float" office:value="1999">
            <text:p>1999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21750">
            <text:p>217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BMW</text:p>
          </table:table-cell>
          <table:table-cell office:value-type="string">
            <text:p>X5</text:p>
          </table:table-cell>
          <table:table-cell/>
          <table:table-cell office:value-type="float" office:value="2002">
            <text:p>2002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3500">
            <text:p>13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BMW</text:p>
          </table:table-cell>
          <table:table-cell office:value-type="string">
            <text:p>520I</text:p>
          </table:table-cell>
          <table:table-cell/>
          <table:table-cell office:value-type="float" office:value="1999">
            <text:p>1999</text:p>
          </table:table-cell>
          <table:table-cell/>
          <table:table-cell office:value-type="string">
            <text:p>GREEN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27500">
            <text:p>27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BMW</text:p>
          </table:table-cell>
          <table:table-cell office:value-type="string">
            <text:p>523I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21500">
            <text:p>21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VOLT</text:p>
          </table:table-cell>
          <table:table-cell/>
          <table:table-cell office:value-type="float" office:value="2011">
            <text:p>2011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8600">
            <text:p>86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OPTRA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9850">
            <text:p>98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AVIO</text:p>
          </table:table-cell>
          <table:table-cell/>
          <table:table-cell office:value-type="float" office:value="2011">
            <text:p>2011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TRAILBLAZER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67000KM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3450">
            <text:p>134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CRUZE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0600">
            <text:p>106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OPTRA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8700">
            <text:p>87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AVIO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35000">
            <text:p>35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TAHOE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9000">
            <text:p>19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DODGE</text:p>
          </table:table-cell>
          <table:table-cell office:value-type="string">
            <text:p>NITRO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9700">
            <text:p>197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EXPLORER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7800">
            <text:p>178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ESCAPE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6200">
            <text:p>62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FUSION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22700">
            <text:p>227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EXPLORER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0600">
            <text:p>106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2005">
            <text:p>2005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2000">
            <text:p>12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2011">
            <text:p>2011</text:p>
          </table:table-cell>
          <table:table-cell/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3750">
            <text:p>137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 office:value-type="string">
            <text:p>LXI</text:p>
          </table:table-cell>
          <table:table-cell office:value-type="float" office:value="2008">
            <text:p>2008</text:p>
          </table:table-cell>
          <table:table-cell/>
          <table:table-cell office:value-type="string">
            <text:p>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20500">
            <text:p>20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ACCORD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168000KM</text:p>
          </table:table-cell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8500">
            <text:p>8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2003">
            <text:p>2003</text:p>
          </table:table-cell>
          <table:table-cell/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0600">
            <text:p>106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2005">
            <text:p>2005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10200">
            <text:p>102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55000M</text:p>
          </table:table-cell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8000">
            <text:p>8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2004">
            <text:p>2004</text:p>
          </table:table-cell>
          <table:table-cell/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3300">
            <text:p>133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7800">
            <text:p>78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1998">
            <text:p>1998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9350">
            <text:p>93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3500">
            <text:p>13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12250">
            <text:p>122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SONATA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82000KM</text:p>
          </table:table-cell>
          <table:table-cell office:value-type="string">
            <text:p>SILVER 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5100">
            <text:p>151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 office:value-type="string">
            <text:p>MD</text:p>
          </table:table-cell>
          <table:table-cell office:value-type="float" office:value="2011">
            <text:p>2011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9700">
            <text:p>97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SANTE FE</text:p>
          </table:table-cell>
          <table:table-cell/>
          <table:table-cell office:value-type="float" office:value="2002">
            <text:p>2002</text:p>
          </table:table-cell>
          <table:table-cell/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8500">
            <text:p>8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 office:value-type="string">
            <text:p>XD DELUXE</text:p>
          </table:table-cell>
          <table:table-cell office:value-type="float" office:value="2002">
            <text:p>2002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0000">
            <text:p>10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CCENT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0250">
            <text:p>102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SANTA FE</text:p>
          </table:table-cell>
          <table:table-cell/>
          <table:table-cell office:value-type="float" office:value="2001">
            <text:p>2001</text:p>
          </table:table-cell>
          <table:table-cell/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8250">
            <text:p>82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ELANTRA</text:p>
          </table:table-cell>
          <table:table-cell/>
          <table:table-cell office:value-type="float" office:value="2003">
            <text:p>2003</text:p>
          </table:table-cell>
          <table:table-cell/>
          <table:table-cell office:value-type="string">
            <text:p>VINOUS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2800">
            <text:p>128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 office:value-type="string">
            <text:p>HD</text:p>
          </table:table-cell>
          <table:table-cell office:value-type="float" office:value="2010">
            <text:p>2010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0300">
            <text:p>103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CCENT</text:p>
          </table:table-cell>
          <table:table-cell/>
          <table:table-cell office:value-type="float" office:value="2011">
            <text:p>2011</text:p>
          </table:table-cell>
          <table:table-cell/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14850">
            <text:p>148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 office:value-type="string">
            <text:p>MD</text:p>
          </table:table-cell>
          <table:table-cell office:value-type="float" office:value="2011">
            <text:p>2011</text:p>
          </table:table-cell>
          <table:table-cell office:value-type="string">
            <text:p>39000KM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5600">
            <text:p>56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VERNA</text:p>
          </table:table-cell>
          <table:table-cell/>
          <table:table-cell office:value-type="float" office:value="1999">
            <text:p>1999</text:p>
          </table:table-cell>
          <table:table-cell/>
          <table:table-cell office:value-type="string">
            <text:p>CHAMPAIGN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9300">
            <text:p>93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VERNA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13200">
            <text:p>132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TUCSON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102000KM</text:p>
          </table:table-cell>
          <table:table-cell office:value-type="string">
            <text:p>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3250">
            <text:p>132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SONATA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29800">
            <text:p>298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HUMMER</text:p>
          </table:table-cell>
          <table:table-cell office:value-type="string">
            <text:p>H3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47000M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22500">
            <text:p>22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HUMMER</text:p>
          </table:table-cell>
          <table:table-cell office:value-type="string">
            <text:p>H2</text:p>
          </table:table-cell>
          <table:table-cell/>
          <table:table-cell office:value-type="float" office:value="2003">
            <text:p>2003</text:p>
          </table:table-cell>
          <table:table-cell/>
          <table:table-cell office:value-type="string">
            <text:p>CHAMPAIG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JEEP</text:p>
          </table:table-cell>
          <table:table-cell office:value-type="string">
            <text:p>CHEROKEE</text:p>
          </table:table-cell>
          <table:table-cell office:value-type="string">
            <text:p>SRT8</text:p>
          </table:table-cell>
          <table:table-cell office:value-type="float" office:value="2012">
            <text:p>2012</text:p>
          </table:table-cell>
          <table:table-cell office:value-type="string">
            <text:p>12000KM</text:p>
          </table:table-cell>
          <table:table-cell office:value-type="string">
            <text:p>SILV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5700">
            <text:p>157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ESCAPE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WHI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5000">
            <text:p>5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SEPHIA</text:p>
          </table:table-cell>
          <table:table-cell/>
          <table:table-cell office:value-type="float" office:value="1997">
            <text:p>1997</text:p>
          </table:table-cell>
          <table:table-cell/>
          <table:table-cell office:value-type="string">
            <text:p>WHIT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5300">
            <text:p>153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FORTE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RED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2000">
            <text:p>12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SOUL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RED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7200">
            <text:p>72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SPECTRA</text:p>
          </table:table-cell>
          <table:table-cell office:value-type="string">
            <text:p>WING</text:p>
          </table:table-cell>
          <table:table-cell office:value-type="float" office:value="2004">
            <text:p>2004</text:p>
          </table:table-cell>
          <table:table-cell/>
          <table:table-cell office:value-type="string">
            <text:p>BLUE METALLIC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3950">
            <text:p>139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FORTE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10250">
            <text:p>102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RIO</text:p>
          </table:table-cell>
          <table:table-cell office:value-type="string">
            <text:p>PRIDE</text:p>
          </table:table-cell>
          <table:table-cell office:value-type="float" office:value="2008">
            <text:p>2008</text:p>
          </table:table-cell>
          <table:table-cell office:value-type="string">
            <text:p>43000KM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7700">
            <text:p>77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PICANTO</text:p>
          </table:table-cell>
          <table:table-cell/>
          <table:table-cell office:value-type="float" office:value="2011">
            <text:p>2011</text:p>
          </table:table-cell>
          <table:table-cell/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5750">
            <text:p>57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SEPHIA 2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string">
            <text:p>GREEN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RIO</text:p>
          </table:table-cell>
          <table:table-cell office:value-type="string">
            <text:p>PRIDE</text:p>
          </table:table-cell>
          <table:table-cell office:value-type="float" office:value="2009">
            <text:p>2009</text:p>
          </table:table-cell>
          <table:table-cell office:value-type="string">
            <text:p>48000KM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4500">
            <text:p>14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FORTE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4000">
            <text:p>14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CERATO</text:p>
          </table:table-cell>
          <table:table-cell/>
          <table:table-cell office:value-type="float" office:value="2013">
            <text:p>2013</text:p>
          </table:table-cell>
          <table:table-cell/>
          <table:table-cell office:value-type="string">
            <text:p>VINOUS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7500">
            <text:p>7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MORNING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55000KM</text:p>
          </table:table-cell>
          <table:table-cell office:value-type="string">
            <text:p>BLU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PICANTO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17000KM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8200">
            <text:p>82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PICANTO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K</text:p>
          </table:table-cell>
          <table:table-cell office:value-type="string">
            <text:p>LANDROVER</text:p>
          </table:table-cell>
          <table:table-cell office:value-type="string">
            <text:p>LR2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83000KM</text:p>
          </table:table-cell>
          <table:table-cell office:value-type="string">
            <text:p>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1600">
            <text:p>116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AZDA</text:p>
          </table:table-cell>
          <table:table-cell office:value-type="string">
            <text:p>ZOOM3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25000">
            <text:p>25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/>
          <table:table-cell office:value-type="float" office:value="2003">
            <text:p>2003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37500">
            <text:p>37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54000KM</text:p>
          </table:table-cell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9750">
            <text:p>197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C200</text:p>
          </table:table-cell>
          <table:table-cell office:value-type="string">
            <text:p>AVANTGARDE</text:p>
          </table:table-cell>
          <table:table-cell office:value-type="float" office:value="2003">
            <text:p>2003</text:p>
          </table:table-cell>
          <table:table-cell/>
          <table:table-cell office:value-type="string">
            <text:p>NAVY BLUE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 office:value-type="string">
            <text:p>AVANTGARDE</text:p>
          </table:table-cell>
          <table:table-cell office:value-type="float" office:value="2008">
            <text:p>2008</text:p>
          </table:table-cell>
          <table:table-cell office:value-type="string">
            <text:p>82000KM</text:p>
          </table:table-cell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31000">
            <text:p>31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/>
          <table:table-cell office:value-type="float" office:value="2009">
            <text:p>2009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27500">
            <text:p>27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C180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35900">
            <text:p>359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 office:value-type="string">
            <text:p>AVANTGARDE</text:p>
          </table:table-cell>
          <table:table-cell office:value-type="float" office:value="2007">
            <text:p>2007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37000">
            <text:p>37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/>
          <table:table-cell office:value-type="float" office:value="2012">
            <text:p>2012</text:p>
          </table:table-cell>
          <table:table-cell/>
          <table:table-cell office:value-type="string">
            <text:p>CHARCOAL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ML500</text:p>
          </table:table-cell>
          <table:table-cell/>
          <table:table-cell office:value-type="float" office:value="2003">
            <text:p>2003</text:p>
          </table:table-cell>
          <table:table-cell office:value-type="string">
            <text:p>66000M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3300">
            <text:p>33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/>
          <table:table-cell office:value-type="float" office:value="1983">
            <text:p>1983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3500">
            <text:p>13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C200</text:p>
          </table:table-cell>
          <table:table-cell/>
          <table:table-cell office:value-type="float" office:value="1997">
            <text:p>1997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8250">
            <text:p>82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/>
          <table:table-cell office:value-type="float" office:value="1993">
            <text:p>1993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7800">
            <text:p>178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1300">
            <text:p>113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/>
          <table:table-cell office:value-type="float" office:value="1996">
            <text:p>1996</text:p>
          </table:table-cell>
          <table:table-cell/>
          <table:table-cell office:value-type="string">
            <text:p>NAVY GREEN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6000">
            <text:p>16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CLK</text:p>
          </table:table-cell>
          <table:table-cell office:value-type="string">
            <text:p>AVANTGARDE</text:p>
          </table:table-cell>
          <table:table-cell office:value-type="float" office:value="2001">
            <text:p>2001</text:p>
          </table:table-cell>
          <table:table-cell/>
          <table:table-cell office:value-type="string">
            <text:p>SILVER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9450">
            <text:p>94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LANCER</text:p>
          </table:table-cell>
          <table:table-cell/>
          <table:table-cell office:value-type="float" office:value="2009">
            <text:p>2009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1000">
            <text:p>11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LANCER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CHAMPAIGNE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8800">
            <text:p>88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LANCER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10200">
            <text:p>102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LANCER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40000KM</text:p>
          </table:table-cell>
          <table:table-cell office:value-type="string">
            <text:p>VINOUS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1300">
            <text:p>113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LANCER</text:p>
          </table:table-cell>
          <table:table-cell office:value-type="string">
            <text:p>GLX</text:p>
          </table:table-cell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X-TRAIL</text:p>
          </table:table-cell>
          <table:table-cell/>
          <table:table-cell office:value-type="float" office:value="2003">
            <text:p>2003</text:p>
          </table:table-cell>
          <table:table-cell office:value-type="string">
            <text:p>85000KM</text:p>
          </table:table-cell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3800">
            <text:p>138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ALTIMA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6500">
            <text:p>16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ALTIMA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NAVY BLU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5000">
            <text:p>15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ALTIMA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16200">
            <text:p>162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ALTIMA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60000KM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SUNNY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45000KM</text:p>
          </table:table-cell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8700">
            <text:p>187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ALTIMA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1300">
            <text:p>113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SUNNY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7000">
            <text:p>17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MURANO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0900">
            <text:p>109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SUNNY</text:p>
          </table:table-cell>
          <table:table-cell/>
          <table:table-cell office:value-type="float" office:value="2011">
            <text:p>2011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8200">
            <text:p>82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OPEL</text:p>
          </table:table-cell>
          <table:table-cell office:value-type="string">
            <text:p>ASTRA</text:p>
          </table:table-cell>
          <table:table-cell/>
          <table:table-cell office:value-type="float" office:value="2001">
            <text:p>2001</text:p>
          </table:table-cell>
          <table:table-cell office:value-type="string">
            <text:p>51000KM</text:p>
          </table:table-cell>
          <table:table-cell office:value-type="string">
            <text:p>SILVER 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7000">
            <text:p>7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OPEL</text:p>
          </table:table-cell>
          <table:table-cell office:value-type="string">
            <text:p>VECTRA</text:p>
          </table:table-cell>
          <table:table-cell/>
          <table:table-cell office:value-type="float" office:value="1998">
            <text:p>1998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6000">
            <text:p>6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206">
            <text:p>206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0500">
            <text:p>10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207">
            <text:p>207</text:p>
          </table:table-cell>
          <table:table-cell/>
          <table:table-cell office:value-type="float" office:value="2011">
            <text:p>2011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9200">
            <text:p>92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207">
            <text:p>2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RED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25000">
            <text:p>25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PORSCHE</text:p>
          </table:table-cell>
          <table:table-cell office:value-type="string">
            <text:p>CAYENNE</text:p>
          </table:table-cell>
          <table:table-cell office:value-type="string">
            <text:p>S</text:p>
          </table:table-cell>
          <table:table-cell office:value-type="float" office:value="2003">
            <text:p>2003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2900">
            <text:p>129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1000">
            <text:p>11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6000">
            <text:p>16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7000">
            <text:p>17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4000">
            <text:p>14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5800">
            <text:p>158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7750">
            <text:p>177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6300">
            <text:p>163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WHI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7000">
            <text:p>17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9">
            <text:p>2009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32000KM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16450">
            <text:p>164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80000M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9800">
            <text:p>198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11">
            <text:p>2011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117500">
            <text:p>117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74000KM</text:p>
          </table:table-cell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28900">
            <text:p>289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 office:value-type="string">
            <text:p>XLE</text:p>
          </table:table-cell>
          <table:table-cell office:value-type="float" office:value="2012">
            <text:p>2012</text:p>
          </table:table-cell>
          <table:table-cell/>
          <table:table-cell office:value-type="string">
            <text:p>GRAY METALLIC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7800">
            <text:p>178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 table:visibility="filter">
          <table:table-cell office:value-type="float" office:value="18500">
            <text:p>18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string">
            <text:p>2--0</text:p>
          </table:table-cell>
          <table:table-cell/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16800">
            <text:p>168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60000KM</text:p>
          </table:table-cell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53000M</text:p>
          </table:table-cell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4200">
            <text:p>142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OROLA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2900">
            <text:p>129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OROLA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4200">
            <text:p>142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OROLA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7800">
            <text:p>78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BEETLE</text:p>
          </table:table-cell>
          <table:table-cell/>
          <table:table-cell office:value-type="float" office:value="2001">
            <text:p>2001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26500">
            <text:p>26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TOUAREG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67000KM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5800">
            <text:p>58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BEETLE</text:p>
          </table:table-cell>
          <table:table-cell/>
          <table:table-cell office:value-type="float" office:value="1999">
            <text:p>1999</text:p>
          </table:table-cell>
          <table:table-cell/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18500">
            <text:p>18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GOLF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15000KM</text:p>
          </table:table-cell>
          <table:table-cell office:value-type="string">
            <text:p>BLACK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21000">
            <text:p>21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PASSAT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8250">
            <text:p>182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JETTA</text:p>
          </table:table-cell>
          <table:table-cell/>
          <table:table-cell office:value-type="float" office:value="2011">
            <text:p>2011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5500">
            <text:p>15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JETTA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SILVER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16500">
            <text:p>16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K</text:p>
          </table:table-cell>
          <table:table-cell office:value-type="string">
            <text:p>LANDROVER</text:p>
          </table:table-cell>
          <table:table-cell office:value-type="string">
            <text:p>RANGE ROVER</text:p>
          </table:table-cell>
          <table:table-cell office:value-type="string">
            <text:p>HSE</text:p>
          </table:table-cell>
          <table:table-cell office:value-type="float" office:value="1999">
            <text:p>1999</text:p>
          </table:table-cell>
          <table:table-cell/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K</text:p>
          </table:table-cell>
          <table:table-cell office:value-type="string">
            <text:p>LANDROVER</text:p>
          </table:table-cell>
          <table:table-cell office:value-type="string">
            <text:p>RANGE ROVER</text:p>
          </table:table-cell>
          <table:table-cell/>
          <table:table-cell office:value-type="float" office:value="2004">
            <text:p>2004</text:p>
          </table:table-cell>
          <table:table-cell office:value-type="string">
            <text:p>120000KM</text:p>
          </table:table-cell>
          <table:table-cell office:value-type="string">
            <text:p>NAVY 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41000">
            <text:p>41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K</text:p>
          </table:table-cell>
          <table:table-cell office:value-type="string">
            <text:p>LANDROVER</text:p>
          </table:table-cell>
          <table:table-cell office:value-type="string">
            <text:p>RANGE ROVER</text:p>
          </table:table-cell>
          <table:table-cell office:value-type="string">
            <text:p>SPORT</text:p>
          </table:table-cell>
          <table:table-cell office:value-type="float" office:value="2006">
            <text:p>2006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38000">
            <text:p>38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K</text:p>
          </table:table-cell>
          <table:table-cell office:value-type="string">
            <text:p>LANDROVER</text:p>
          </table:table-cell>
          <table:table-cell office:value-type="string">
            <text:p>RANGE ROVER</text:p>
          </table:table-cell>
          <table:table-cell office:value-type="string">
            <text:p>SPORT HSE</text:p>
          </table:table-cell>
          <table:table-cell office:value-type="float" office:value="2006">
            <text:p>2006</text:p>
          </table:table-cell>
          <table:table-cell/>
          <table:table-cell office:value-type="string">
            <text:p>VINOUS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6400">
            <text:p>64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CITROEN</text:p>
          </table:table-cell>
          <table:table-cell office:value-type="string">
            <text:p>C2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string">
            <text:p>WHIT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33500">
            <text:p>33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LEXUS</text:p>
          </table:table-cell>
          <table:table-cell office:value-type="string">
            <text:p>GS450H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23000M</text:p>
          </table:table-cell>
          <table:table-cell office:value-type="string">
            <text:p>WHIT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24750">
            <text:p>247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LEXUS</text:p>
          </table:table-cell>
          <table:table-cell office:value-type="string">
            <text:p>HS250H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LEXUS</text:p>
          </table:table-cell>
          <table:table-cell office:value-type="string">
            <text:p>IS30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90000KM</text:p>
          </table:table-cell>
          <table:table-cell office:value-type="string">
            <text:p>NAVY GREEN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float" office:value="21500">
            <text:p>21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LEXUS</text:p>
          </table:table-cell>
          <table:table-cell office:value-type="string">
            <text:p>HS250H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16700M</text:p>
          </table:table-cell>
          <table:table-cell office:value-type="string">
            <text:p>VINOU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29000">
            <text:p>29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LEXUS</text:p>
          </table:table-cell>
          <table:table-cell office:value-type="string">
            <text:p>SE350</text:p>
          </table:table-cell>
          <table:table-cell/>
          <table:table-cell office:value-type="float" office:value="2007">
            <text:p>2007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visibility="filter">
          <table:table-cell office:value-type="float" office:value="22000">
            <text:p>22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LEXUS</text:p>
          </table:table-cell>
          <table:table-cell office:value-type="string">
            <text:p>HS250H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 table:number-rows-repeated="10481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ce2"/>
        <table:table-column table:style-name="co7" table:default-cell-style-name="ce2"/>
        <table:table-column table:style-name="co23" table:number-columns-repeated="5" table:default-cell-style-name="ce2"/>
        <table:table-column table:style-name="co23" table:default-cell-style-name="ce4"/>
        <table:table-column table:style-name="co23" table:number-columns-repeated="1016" table:default-cell-style-name="ce2"/>
        <table:table-row table:style-name="ro3">
          <table:table-cell table:style-name="ce1" office:value-type="string">
            <text:p>PRICE</text:p>
          </table:table-cell>
          <table:table-cell table:style-name="ce1" office:value-type="string">
            <text:p>D_YEAR</text:p>
          </table:table-cell>
          <table:table-cell table:style-name="ce1" office:value-type="string">
            <text:p>D_WEEK</text:p>
          </table:table-cell>
          <table:table-cell table:style-name="ce1" office:value-type="string">
            <text:p>D_COUNTRY</text:p>
          </table:table-cell>
          <table:table-cell table:style-name="ce1" office:value-type="string">
            <text:p>D_CITY</text:p>
          </table:table-cell>
          <table:table-cell table:style-name="ce1" office:value-type="string">
            <text:p>ORIGIN</text:p>
          </table:table-cell>
          <table:table-cell table:style-name="ce1" office:value-type="string">
            <text:p>MAKE</text:p>
          </table:table-cell>
          <table:table-cell table:style-name="ce3" office:value-type="string">
            <text:p>MODEL</text:p>
          </table:table-cell>
          <table:table-cell table:style-name="ce1" office:value-type="string">
            <text:p>SUBMODE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MILAGE</text:p>
          </table:table-cell>
          <table:table-cell table:style-name="ce1" office:value-type="string">
            <text:p>MILEAGE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HYBRID</text:p>
          </table:table-cell>
          <table:table-cell table:style-name="ce1" office:value-type="string">
            <text:p>DIESEL</text:p>
          </table:table-cell>
          <table:table-cell table:style-name="ce1" office:value-type="string">
            <text:p>4WD</text:p>
          </table:table-cell>
          <table:table-cell table:style-name="ce1" office:value-type="string">
            <text:p>CONVERTIBLE</text:p>
          </table:table-cell>
          <table:table-cell table:style-name="ce1" office:value-type="string">
            <text:p>LEATHER</text:p>
          </table:table-cell>
          <table:table-cell table:style-name="ce1" office:value-type="string">
            <text:p>AUTOTRANSMISSION</text:p>
          </table:table-cell>
          <table:table-cell table:style-name="ce1" office:value-type="string">
            <text:p>AUTOWINDOWS</text:p>
          </table:table-cell>
          <table:table-cell table:style-name="ce1" office:value-type="string">
            <text:p>AC</text:p>
          </table:table-cell>
          <table:table-cell table:style-name="ce1" office:value-type="string">
            <text:p>HEATEDSEATS</text:p>
          </table:table-cell>
          <table:table-cell table:style-name="ce1" office:value-type="string">
            <text:p>CHASSIS_FR</text:p>
          </table:table-cell>
          <table:table-cell table:style-name="ce1" office:value-type="string">
            <text:p>CHASSIS_FL</text:p>
          </table:table-cell>
          <table:table-cell table:style-name="ce1" office:value-type="string">
            <text:p>CHASSIS_RR</text:p>
          </table:table-cell>
          <table:table-cell table:style-name="ce1" office:value-type="string">
            <text:p>CHASSIS_RL</text:p>
          </table:table-cell>
          <table:table-cell table:style-name="ce1" office:value-type="string">
            <text:p>SOURCE</text:p>
          </table:table-cell>
          <table:table-cell table:style-name="ce1" table:number-columns-repeated="997"/>
        </table:table-row>
        <table:table-row table:style-name="ro2">
          <table:table-cell office:value-type="float" office:value="27500">
            <text:p>275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ADO</text:p>
          </table:table-cell>
          <table:table-cell office:value-type="string">
            <text:p>GX</text:p>
          </table:table-cell>
          <table:table-cell office:value-type="float" office:value="2009">
            <text:p>2009</text:p>
          </table:table-cell>
          <table:table-cell office:value-type="string">
            <text:p>80000KM</text:p>
          </table:table-cell>
          <table:table-cell table:formula="of:=VALUE(LEFT([.K2];SEARCH(&quot;km&quot;;[.K2])-1))" office:value-type="float" office:value="80000">
            <text:p>80000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0700">
            <text:p>107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CITROEN</text:p>
          </table:table-cell>
          <table:table-cell office:value-type="string">
            <text:p>C4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65000KM</text:p>
          </table:table-cell>
          <table:table-cell table:formula="of:=VALUE(LEFT([.K3];SEARCH(&quot;km&quot;;[.K3])-1))" office:value-type="float" office:value="65000">
            <text:p>65000</text:p>
          </table:table-cell>
          <table:table-cell office:value-type="string">
            <text:p>BLACK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LEXUS</text:p>
          </table:table-cell>
          <table:table-cell office:value-type="string">
            <text:p>GS450</text:p>
          </table:table-cell>
          <table:table-cell/>
          <table:table-cell office:value-type="float" office:value="2007">
            <text:p>2007</text:p>
          </table:table-cell>
          <table:table-cell office:value-type="float" office:value="90000">
            <text:p>90000</text:p>
          </table:table-cell>
          <table:table-cell table:formula="of:=[.K4]" office:value-type="float" office:value="90000">
            <text:p>90000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8700">
            <text:p>87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AVEO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60000KM</text:p>
          </table:table-cell>
          <table:table-cell table:formula="of:=VALUE(LEFT([.K5];SEARCH(&quot;km&quot;;[.K5])-1))" office:value-type="float" office:value="60000">
            <text:p>60000</text:p>
          </table:table-cell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TRAILBLAZER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67000KM</text:p>
          </table:table-cell>
          <table:table-cell table:formula="of:=VALUE(LEFT([.K6];SEARCH(&quot;km&quot;;[.K6])-1))" office:value-type="float" office:value="67000">
            <text:p>67000</text:p>
          </table:table-cell>
          <table:table-cell office:value-type="string">
            <text:p>BL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MUSTANG</text:p>
          </table:table-cell>
          <table:table-cell/>
          <table:table-cell office:value-type="float" office:value="2002">
            <text:p>2002</text:p>
          </table:table-cell>
          <table:table-cell office:value-type="string">
            <text:p>92000KM</text:p>
          </table:table-cell>
          <table:table-cell table:formula="of:=VALUE(LEFT([.K7];SEARCH(&quot;km&quot;;[.K7])-1))" office:value-type="float" office:value="92000">
            <text:p>92000</text:p>
          </table:table-cell>
          <table:table-cell office:value-type="string">
            <text:p>NAVY BLU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9100">
            <text:p>91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I10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12000KM</text:p>
          </table:table-cell>
          <table:table-cell table:formula="of:=VALUE(LEFT([.K8];SEARCH(&quot;km&quot;;[.K8])-1))" office:value-type="float" office:value="12000">
            <text:p>12000</text:p>
          </table:table-cell>
          <table:table-cell office:value-type="string">
            <text:p>VINOUS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2700">
            <text:p>127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 office:value-type="string">
            <text:p>HD</text:p>
          </table:table-cell>
          <table:table-cell office:value-type="float" office:value="2010">
            <text:p>2010</text:p>
          </table:table-cell>
          <table:table-cell office:value-type="string">
            <text:p>27000KM</text:p>
          </table:table-cell>
          <table:table-cell table:formula="of:=VALUE(LEFT([.K9];SEARCH(&quot;km&quot;;[.K9])-1))" office:value-type="float" office:value="27000">
            <text:p>27000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1850">
            <text:p>118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 office:value-type="string">
            <text:p>HD</text:p>
          </table:table-cell>
          <table:table-cell office:value-type="float" office:value="2008">
            <text:p>2008</text:p>
          </table:table-cell>
          <table:table-cell office:value-type="string">
            <text:p>37000KM</text:p>
          </table:table-cell>
          <table:table-cell table:formula="of:=VALUE(LEFT([.K10];SEARCH(&quot;km&quot;;[.K10])-1))" office:value-type="float" office:value="37000">
            <text:p>37000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20500">
            <text:p>20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SONATA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20000KM</text:p>
          </table:table-cell>
          <table:table-cell table:formula="of:=VALUE(LEFT([.K11];SEARCH(&quot;km&quot;;[.K11])-1))" office:value-type="float" office:value="20000">
            <text:p>20000</text:p>
          </table:table-cell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JEEP</text:p>
          </table:table-cell>
          <table:table-cell office:value-type="string">
            <text:p>CHEROKEE</text:p>
          </table:table-cell>
          <table:table-cell office:value-type="string">
            <text:p>SRT8</text:p>
          </table:table-cell>
          <table:table-cell office:value-type="float" office:value="2012">
            <text:p>2012</text:p>
          </table:table-cell>
          <table:table-cell office:value-type="string">
            <text:p>12000KM</text:p>
          </table:table-cell>
          <table:table-cell table:formula="of:=VALUE(LEFT([.K12];SEARCH(&quot;km&quot;;[.K12])-1))" office:value-type="float" office:value="12000">
            <text:p>12000</text:p>
          </table:table-cell>
          <table:table-cell office:value-type="string">
            <text:p>SILV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3500">
            <text:p>13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CERATO</text:p>
          </table:table-cell>
          <table:table-cell office:value-type="string">
            <text:p>FORTE</text:p>
          </table:table-cell>
          <table:table-cell office:value-type="float" office:value="2010">
            <text:p>2010</text:p>
          </table:table-cell>
          <table:table-cell office:value-type="string">
            <text:p>27000KM</text:p>
          </table:table-cell>
          <table:table-cell table:formula="of:=VALUE(LEFT([.K13];SEARCH(&quot;km&quot;;[.K13])-1))" office:value-type="float" office:value="27000">
            <text:p>27000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4300">
            <text:p>143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SPORTAGE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47000KM</text:p>
          </table:table-cell>
          <table:table-cell table:formula="of:=VALUE(LEFT([.K14];SEARCH(&quot;km&quot;;[.K14])-1))" office:value-type="float" office:value="47000">
            <text:p>47000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32500">
            <text:p>32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C20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64000KM</text:p>
          </table:table-cell>
          <table:table-cell table:formula="of:=VALUE(LEFT([.K15];SEARCH(&quot;km&quot;;[.K15])-1))" office:value-type="float" office:value="64000">
            <text:p>64000</text:p>
          </table:table-cell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22500">
            <text:p>22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C180</text:p>
          </table:table-cell>
          <table:table-cell/>
          <table:table-cell office:value-type="float" office:value="2005">
            <text:p>2005</text:p>
          </table:table-cell>
          <table:table-cell office:value-type="string">
            <text:p>74000KM</text:p>
          </table:table-cell>
          <table:table-cell table:formula="of:=VALUE(LEFT([.K16];SEARCH(&quot;km&quot;;[.K16])-1))" office:value-type="float" office:value="74000">
            <text:p>74000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7200">
            <text:p>172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ALTIMA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65000KM</text:p>
          </table:table-cell>
          <table:table-cell table:formula="of:=VALUE(LEFT([.K17];SEARCH(&quot;km&quot;;[.K17])-1))" office:value-type="float" office:value="65000">
            <text:p>65000</text:p>
          </table:table-cell>
          <table:table-cell office:value-type="string">
            <text:p>BLACK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8800">
            <text:p>18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OPEL</text:p>
          </table:table-cell>
          <table:table-cell office:value-type="string">
            <text:p>ASTRA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24000KM</text:p>
          </table:table-cell>
          <table:table-cell table:formula="of:=VALUE(LEFT([.K18];SEARCH(&quot;km&quot;;[.K18])-1))" office:value-type="float" office:value="24000">
            <text:p>24000</text:p>
          </table:table-cell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1400">
            <text:p>114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308">
            <text:p>308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66000KM</text:p>
          </table:table-cell>
          <table:table-cell table:formula="of:=VALUE(LEFT([.K19];SEARCH(&quot;km&quot;;[.K19])-1))" office:value-type="float" office:value="66000">
            <text:p>66000</text:p>
          </table:table-cell>
          <table:table-cell office:value-type="string">
            <text:p>GREEN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107">
            <text:p>107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39000KM</text:p>
          </table:table-cell>
          <table:table-cell table:formula="of:=VALUE(LEFT([.K20];SEARCH(&quot;km&quot;;[.K20])-1))" office:value-type="float" office:value="39000">
            <text:p>39000</text:p>
          </table:table-cell>
          <table:table-cell office:value-type="string">
            <text:p>YELLOW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508">
            <text:p>508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10000KM</text:p>
          </table:table-cell>
          <table:table-cell table:formula="of:=VALUE(LEFT([.K21];SEARCH(&quot;km&quot;;[.K21])-1))" office:value-type="float" office:value="10000">
            <text:p>10000</text:p>
          </table:table-cell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206">
            <text:p>206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40000KM</text:p>
          </table:table-cell>
          <table:table-cell table:formula="of:=VALUE(LEFT([.K22];SEARCH(&quot;km&quot;;[.K22])-1))" office:value-type="float" office:value="40000">
            <text:p>40000</text:p>
          </table:table-cell>
          <table:table-cell office:value-type="string">
            <text:p>BLACK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32500">
            <text:p>32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C200</text:p>
          </table:table-cell>
          <table:table-cell office:value-type="string">
            <text:p>AVANTGARDE</text:p>
          </table:table-cell>
          <table:table-cell office:value-type="float" office:value="2009">
            <text:p>2009</text:p>
          </table:table-cell>
          <table:table-cell office:value-type="string">
            <text:p>64000KM</text:p>
          </table:table-cell>
          <table:table-cell table:formula="of:=VALUE(LEFT([.K23];SEARCH(&quot;km&quot;;[.K23])-1))" office:value-type="float" office:value="64000">
            <text:p>64000</text:p>
          </table:table-cell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BMW</text:p>
          </table:table-cell>
          <table:table-cell office:value-type="string">
            <text:p>X6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5200KM</text:p>
          </table:table-cell>
          <table:table-cell table:formula="of:=VALUE(LEFT([.K24];SEARCH(&quot;km&quot;;[.K24])-1))" office:value-type="float" office:value="5200">
            <text:p>5200</text:p>
          </table:table-cell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BMW</text:p>
          </table:table-cell>
          <table:table-cell office:value-type="float" office:value="320">
            <text:p>320</text:p>
          </table:table-cell>
          <table:table-cell office:value-type="string">
            <text:p>I</text:p>
          </table:table-cell>
          <table:table-cell office:value-type="float" office:value="2007">
            <text:p>2007</text:p>
          </table:table-cell>
          <table:table-cell office:value-type="string">
            <text:p>77000KM</text:p>
          </table:table-cell>
          <table:table-cell table:formula="of:=VALUE(LEFT([.K25];SEARCH(&quot;km&quot;;[.K25])-1))" office:value-type="float" office:value="77000">
            <text:p>77000</text:p>
          </table:table-cell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18500">
            <text:p>18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GOLF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15000KM</text:p>
          </table:table-cell>
          <table:table-cell table:formula="of:=VALUE(LEFT([.K26];SEARCH(&quot;km&quot;;[.K26])-1))" office:value-type="float" office:value="15000">
            <text:p>15000</text:p>
          </table:table-cell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GOLF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95000KM</text:p>
          </table:table-cell>
          <table:table-cell table:formula="of:=VALUE(LEFT([.K27];SEARCH(&quot;km&quot;;[.K27])-1))" office:value-type="float" office:value="95000">
            <text:p>95000</text:p>
          </table:table-cell>
          <table:table-cell office:value-type="string">
            <text:p>NAVY BLUE METALLIC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9500">
            <text:p>9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7400M</text:p>
          </table:table-cell>
          <table:table-cell table:formula="of:=INT(VALUE(LEFT([.K28];SEARCH(&quot;m&quot;;[.K28])-1))*1.609)" office:value-type="float" office:value="11906">
            <text:p>11906</text:p>
          </table:table-cell>
          <table:table-cell office:value-type="string">
            <text:p>CHAMPAIGN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12500">
            <text:p>12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20000M</text:p>
          </table:table-cell>
          <table:table-cell table:formula="of:=INT(VALUE(LEFT([.K29];SEARCH(&quot;m&quot;;[.K29])-1))*1.609)" office:value-type="float" office:value="32180">
            <text:p>32180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22500">
            <text:p>22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30000M</text:p>
          </table:table-cell>
          <table:table-cell table:formula="of:=INT(VALUE(LEFT([.K30];SEARCH(&quot;m&quot;;[.K30])-1))*1.609)" office:value-type="float" office:value="48270">
            <text:p>482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OROLLA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160000KM</text:p>
          </table:table-cell>
          <table:table-cell table:formula="of:=VALUE(LEFT([.K31];SEARCH(&quot;km&quot;;[.K31])-1))" office:value-type="float" office:value="160000">
            <text:p>160000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95000M</text:p>
          </table:table-cell>
          <table:table-cell table:formula="of:=INT(VALUE(LEFT([.K32];SEARCH(&quot;m&quot;;[.K32])-1))*1.609)" office:value-type="float" office:value="152855">
            <text:p>152855</text:p>
          </table:table-cell>
          <table:table-cell office:value-type="string">
            <text:p>WHIT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14500">
            <text:p>14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OROLLA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49000KM</text:p>
          </table:table-cell>
          <table:table-cell table:formula="of:=VALUE(LEFT([.K33];SEARCH(&quot;km&quot;;[.K33])-1))" office:value-type="float" office:value="49000">
            <text:p>49000</text:p>
          </table:table-cell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27300">
            <text:p>273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28600M</text:p>
          </table:table-cell>
          <table:table-cell table:formula="of:=INT(VALUE(LEFT([.K34];SEARCH(&quot;m&quot;;[.K34])-1))*1.609)" office:value-type="float" office:value="46017">
            <text:p>46017</text:p>
          </table:table-cell>
          <table:table-cell office:value-type="string">
            <text:p>BLU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14500">
            <text:p>14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59000M</text:p>
          </table:table-cell>
          <table:table-cell table:formula="of:=INT(VALUE(LEFT([.K35];SEARCH(&quot;m&quot;;[.K35])-1))*1.609)" office:value-type="float" office:value="94931">
            <text:p>94931</text:p>
          </table:table-cell>
          <table:table-cell office:value-type="string">
            <text:p>CHAMPAIGN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29750">
            <text:p>297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5000KM</text:p>
          </table:table-cell>
          <table:table-cell table:formula="of:=VALUE(LEFT([.K36];SEARCH(&quot;km&quot;;[.K36])-1))" office:value-type="float" office:value="5000">
            <text:p>500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16300">
            <text:p>163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ALTIMA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60000KM</text:p>
          </table:table-cell>
          <table:table-cell table:formula="of:=VALUE(LEFT([.K37];SEARCH(&quot;km&quot;;[.K37])-1))" office:value-type="float" office:value="60000">
            <text:p>6000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14850">
            <text:p>148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 office:value-type="string">
            <text:p>MD</text:p>
          </table:table-cell>
          <table:table-cell office:value-type="float" office:value="2011">
            <text:p>2011</text:p>
          </table:table-cell>
          <table:table-cell office:value-type="string">
            <text:p>39000KM</text:p>
          </table:table-cell>
          <table:table-cell table:formula="of:=VALUE(LEFT([.K38];SEARCH(&quot;km&quot;;[.K38])-1))" office:value-type="float" office:value="39000">
            <text:p>39000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37900">
            <text:p>379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JEEP</text:p>
          </table:table-cell>
          <table:table-cell office:value-type="string">
            <text:p>CHEROKEE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15000KM</text:p>
          </table:table-cell>
          <table:table-cell table:formula="of:=VALUE(LEFT([.K39];SEARCH(&quot;km&quot;;[.K39])-1))" office:value-type="float" office:value="15000">
            <text:p>15000</text:p>
          </table:table-cell>
          <table:table-cell office:value-type="string">
            <text:p>BLACK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16750">
            <text:p>167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AUDI</text:p>
          </table:table-cell>
          <table:table-cell office:value-type="string">
            <text:p>A4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90000KM</text:p>
          </table:table-cell>
          <table:table-cell table:formula="of:=VALUE(LEFT([.K40];SEARCH(&quot;km&quot;;[.K40])-1))" office:value-type="float" office:value="90000">
            <text:p>90000</text:p>
          </table:table-cell>
          <table:table-cell office:value-type="string">
            <text:p>NAVY 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47500">
            <text:p>47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AUDI</text:p>
          </table:table-cell>
          <table:table-cell office:value-type="string">
            <text:p>A5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33000KM</text:p>
          </table:table-cell>
          <table:table-cell table:formula="of:=VALUE(LEFT([.K41];SEARCH(&quot;km&quot;;[.K41])-1))" office:value-type="float" office:value="33000">
            <text:p>33000</text:p>
          </table:table-cell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TRAILBLAZER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67000KM</text:p>
          </table:table-cell>
          <table:table-cell table:formula="of:=VALUE(LEFT([.K42];SEARCH(&quot;km&quot;;[.K42])-1))" office:value-type="float" office:value="67000">
            <text:p>67000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20500">
            <text:p>20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ACCORD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168000KM</text:p>
          </table:table-cell>
          <table:table-cell table:formula="of:=VALUE(LEFT([.K43];SEARCH(&quot;km&quot;;[.K43])-1))" office:value-type="float" office:value="168000">
            <text:p>168000</text:p>
          </table:table-cell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0200">
            <text:p>102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55000M</text:p>
          </table:table-cell>
          <table:table-cell table:formula="of:=INT(VALUE(LEFT([.K44];SEARCH(&quot;m&quot;;[.K44])-1))*1.609)" office:value-type="float" office:value="88495">
            <text:p>88495</text:p>
          </table:table-cell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2250">
            <text:p>122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SONATA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82000KM</text:p>
          </table:table-cell>
          <table:table-cell table:formula="of:=VALUE(LEFT([.K45];SEARCH(&quot;km&quot;;[.K45])-1))" office:value-type="float" office:value="82000">
            <text:p>82000</text:p>
          </table:table-cell>
          <table:table-cell office:value-type="string">
            <text:p>SILVER 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4850">
            <text:p>148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 office:value-type="string">
            <text:p>MD</text:p>
          </table:table-cell>
          <table:table-cell office:value-type="float" office:value="2011">
            <text:p>2011</text:p>
          </table:table-cell>
          <table:table-cell office:value-type="string">
            <text:p>39000KM</text:p>
          </table:table-cell>
          <table:table-cell table:formula="of:=VALUE(LEFT([.K46];SEARCH(&quot;km&quot;;[.K46])-1))" office:value-type="float" office:value="39000">
            <text:p>39000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3200">
            <text:p>132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TUCSON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102000KM</text:p>
          </table:table-cell>
          <table:table-cell table:formula="of:=VALUE(LEFT([.K47];SEARCH(&quot;km&quot;;[.K47])-1))" office:value-type="float" office:value="102000">
            <text:p>102000</text:p>
          </table:table-cell>
          <table:table-cell office:value-type="string">
            <text:p>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29800">
            <text:p>298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HUMMER</text:p>
          </table:table-cell>
          <table:table-cell office:value-type="string">
            <text:p>H3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47000M</text:p>
          </table:table-cell>
          <table:table-cell table:formula="of:=INT(VALUE(LEFT([.K48];SEARCH(&quot;m&quot;;[.K48])-1))*1.609)" office:value-type="float" office:value="75623">
            <text:p>756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JEEP</text:p>
          </table:table-cell>
          <table:table-cell office:value-type="string">
            <text:p>CHEROKEE</text:p>
          </table:table-cell>
          <table:table-cell office:value-type="string">
            <text:p>SRT8</text:p>
          </table:table-cell>
          <table:table-cell office:value-type="float" office:value="2012">
            <text:p>2012</text:p>
          </table:table-cell>
          <table:table-cell office:value-type="string">
            <text:p>12000KM</text:p>
          </table:table-cell>
          <table:table-cell table:formula="of:=VALUE(LEFT([.K49];SEARCH(&quot;km&quot;;[.K49])-1))" office:value-type="float" office:value="12000">
            <text:p>12000</text:p>
          </table:table-cell>
          <table:table-cell office:value-type="string">
            <text:p>SILV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0250">
            <text:p>102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RIO</text:p>
          </table:table-cell>
          <table:table-cell office:value-type="string">
            <text:p>PRIDE</text:p>
          </table:table-cell>
          <table:table-cell office:value-type="float" office:value="2008">
            <text:p>2008</text:p>
          </table:table-cell>
          <table:table-cell office:value-type="string">
            <text:p>43000KM</text:p>
          </table:table-cell>
          <table:table-cell table:formula="of:=VALUE(LEFT([.K50];SEARCH(&quot;km&quot;;[.K50])-1))" office:value-type="float" office:value="43000">
            <text:p>43000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RIO</text:p>
          </table:table-cell>
          <table:table-cell office:value-type="string">
            <text:p>PRIDE</text:p>
          </table:table-cell>
          <table:table-cell office:value-type="float" office:value="2009">
            <text:p>2009</text:p>
          </table:table-cell>
          <table:table-cell office:value-type="string">
            <text:p>48000KM</text:p>
          </table:table-cell>
          <table:table-cell table:formula="of:=VALUE(LEFT([.K51];SEARCH(&quot;km&quot;;[.K51])-1))" office:value-type="float" office:value="48000">
            <text:p>48000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7500">
            <text:p>7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MORNING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55000KM</text:p>
          </table:table-cell>
          <table:table-cell table:formula="of:=VALUE(LEFT([.K52];SEARCH(&quot;km&quot;;[.K52])-1))" office:value-type="float" office:value="55000">
            <text:p>55000</text:p>
          </table:table-cell>
          <table:table-cell office:value-type="string">
            <text:p>BLU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PICANTO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17000KM</text:p>
          </table:table-cell>
          <table:table-cell table:formula="of:=VALUE(LEFT([.K53];SEARCH(&quot;km&quot;;[.K53])-1))" office:value-type="float" office:value="17000">
            <text:p>17000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K</text:p>
          </table:table-cell>
          <table:table-cell office:value-type="string">
            <text:p>LANDROVER</text:p>
          </table:table-cell>
          <table:table-cell office:value-type="string">
            <text:p>LR2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83000KM</text:p>
          </table:table-cell>
          <table:table-cell table:formula="of:=VALUE(LEFT([.K54];SEARCH(&quot;km&quot;;[.K54])-1))" office:value-type="float" office:value="83000">
            <text:p>83000</text:p>
          </table:table-cell>
          <table:table-cell office:value-type="string">
            <text:p>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37500">
            <text:p>37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54000KM</text:p>
          </table:table-cell>
          <table:table-cell table:formula="of:=VALUE(LEFT([.K55];SEARCH(&quot;km&quot;;[.K55])-1))" office:value-type="float" office:value="54000">
            <text:p>54000</text:p>
          </table:table-cell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 office:value-type="string">
            <text:p>AVANTGARDE</text:p>
          </table:table-cell>
          <table:table-cell office:value-type="float" office:value="2008">
            <text:p>2008</text:p>
          </table:table-cell>
          <table:table-cell office:value-type="string">
            <text:p>82000KM</text:p>
          </table:table-cell>
          <table:table-cell table:formula="of:=VALUE(LEFT([.K56];SEARCH(&quot;km&quot;;[.K56])-1))" office:value-type="float" office:value="82000">
            <text:p>82000</text:p>
          </table:table-cell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ML500</text:p>
          </table:table-cell>
          <table:table-cell/>
          <table:table-cell office:value-type="float" office:value="2003">
            <text:p>2003</text:p>
          </table:table-cell>
          <table:table-cell office:value-type="string">
            <text:p>66000M</text:p>
          </table:table-cell>
          <table:table-cell table:formula="of:=INT(VALUE(LEFT([.K57];SEARCH(&quot;m&quot;;[.K57])-1))*1.609)" office:value-type="float" office:value="106194">
            <text:p>106194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0200">
            <text:p>102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LANCER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40000KM</text:p>
          </table:table-cell>
          <table:table-cell table:formula="of:=VALUE(LEFT([.K58];SEARCH(&quot;km&quot;;[.K58])-1))" office:value-type="float" office:value="40000">
            <text:p>40000</text:p>
          </table:table-cell>
          <table:table-cell office:value-type="string">
            <text:p>VINOUS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X-TRAIL</text:p>
          </table:table-cell>
          <table:table-cell/>
          <table:table-cell office:value-type="float" office:value="2003">
            <text:p>2003</text:p>
          </table:table-cell>
          <table:table-cell office:value-type="string">
            <text:p>85000KM</text:p>
          </table:table-cell>
          <table:table-cell table:formula="of:=VALUE(LEFT([.K59];SEARCH(&quot;km&quot;;[.K59])-1))" office:value-type="float" office:value="85000">
            <text:p>85000</text:p>
          </table:table-cell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6200">
            <text:p>162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ALTIMA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60000KM</text:p>
          </table:table-cell>
          <table:table-cell table:formula="of:=VALUE(LEFT([.K60];SEARCH(&quot;km&quot;;[.K60])-1))" office:value-type="float" office:value="60000">
            <text:p>6000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SUNNY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45000KM</text:p>
          </table:table-cell>
          <table:table-cell table:formula="of:=VALUE(LEFT([.K61];SEARCH(&quot;km&quot;;[.K61])-1))" office:value-type="float" office:value="45000">
            <text:p>45000</text:p>
          </table:table-cell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8200">
            <text:p>82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OPEL</text:p>
          </table:table-cell>
          <table:table-cell office:value-type="string">
            <text:p>ASTRA</text:p>
          </table:table-cell>
          <table:table-cell/>
          <table:table-cell office:value-type="float" office:value="2001">
            <text:p>2001</text:p>
          </table:table-cell>
          <table:table-cell office:value-type="string">
            <text:p>51000KM</text:p>
          </table:table-cell>
          <table:table-cell table:formula="of:=VALUE(LEFT([.K62];SEARCH(&quot;km&quot;;[.K62])-1))" office:value-type="float" office:value="51000">
            <text:p>51000</text:p>
          </table:table-cell>
          <table:table-cell office:value-type="string">
            <text:p>SILVER 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32000KM</text:p>
          </table:table-cell>
          <table:table-cell table:formula="of:=VALUE(LEFT([.K63];SEARCH(&quot;km&quot;;[.K63])-1))" office:value-type="float" office:value="32000">
            <text:p>3200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6450">
            <text:p>164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80000M</text:p>
          </table:table-cell>
          <table:table-cell table:formula="of:=INT(VALUE(LEFT([.K64];SEARCH(&quot;m&quot;;[.K64])-1))*1.609)" office:value-type="float" office:value="128720">
            <text:p>12872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17500">
            <text:p>117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74000KM</text:p>
          </table:table-cell>
          <table:table-cell table:formula="of:=VALUE(LEFT([.K65];SEARCH(&quot;km&quot;;[.K65])-1))" office:value-type="float" office:value="74000">
            <text:p>74000</text:p>
          </table:table-cell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6800">
            <text:p>168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60000KM</text:p>
          </table:table-cell>
          <table:table-cell table:formula="of:=VALUE(LEFT([.K66];SEARCH(&quot;km&quot;;[.K66])-1))" office:value-type="float" office:value="60000">
            <text:p>60000</text:p>
          </table:table-cell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53000M</text:p>
          </table:table-cell>
          <table:table-cell table:formula="of:=INT(VALUE(LEFT([.K67];SEARCH(&quot;m&quot;;[.K67])-1))*1.609)" office:value-type="float" office:value="85277">
            <text:p>85277</text:p>
          </table:table-cell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26500">
            <text:p>26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TOUAREG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67000KM</text:p>
          </table:table-cell>
          <table:table-cell table:formula="of:=VALUE(LEFT([.K68];SEARCH(&quot;km&quot;;[.K68])-1))" office:value-type="float" office:value="67000">
            <text:p>67000</text:p>
          </table:table-cell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8500">
            <text:p>18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GOLF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15000KM</text:p>
          </table:table-cell>
          <table:table-cell table:formula="of:=VALUE(LEFT([.K69];SEARCH(&quot;km&quot;;[.K69])-1))" office:value-type="float" office:value="15000">
            <text:p>15000</text:p>
          </table:table-cell>
          <table:table-cell office:value-type="string">
            <text:p>BLACK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K</text:p>
          </table:table-cell>
          <table:table-cell office:value-type="string">
            <text:p>LANDROVER</text:p>
          </table:table-cell>
          <table:table-cell office:value-type="string">
            <text:p>RANGE ROVER</text:p>
          </table:table-cell>
          <table:table-cell/>
          <table:table-cell office:value-type="float" office:value="2004">
            <text:p>2004</text:p>
          </table:table-cell>
          <table:table-cell office:value-type="string">
            <text:p>120000KM</text:p>
          </table:table-cell>
          <table:table-cell table:formula="of:=VALUE(LEFT([.K70];SEARCH(&quot;km&quot;;[.K70])-1))" office:value-type="float" office:value="120000">
            <text:p>120000</text:p>
          </table:table-cell>
          <table:table-cell office:value-type="string">
            <text:p>NAVY 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33500">
            <text:p>33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LEXUS</text:p>
          </table:table-cell>
          <table:table-cell office:value-type="string">
            <text:p>GS450H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23000M</text:p>
          </table:table-cell>
          <table:table-cell table:formula="of:=INT(VALUE(LEFT([.K71];SEARCH(&quot;m&quot;;[.K71])-1))*1.609)" office:value-type="float" office:value="37007">
            <text:p>37007</text:p>
          </table:table-cell>
          <table:table-cell office:value-type="string">
            <text:p>WHIT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LEXUS</text:p>
          </table:table-cell>
          <table:table-cell office:value-type="string">
            <text:p>IS30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90000KM</text:p>
          </table:table-cell>
          <table:table-cell table:formula="of:=VALUE(LEFT([.K72];SEARCH(&quot;km&quot;;[.K72])-1))" office:value-type="float" office:value="90000">
            <text:p>90000</text:p>
          </table:table-cell>
          <table:table-cell office:value-type="string">
            <text:p>NAVY GREEN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21500">
            <text:p>21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LEXUS</text:p>
          </table:table-cell>
          <table:table-cell office:value-type="string">
            <text:p>HS250H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16700M</text:p>
          </table:table-cell>
          <table:table-cell table:formula="of:=INT(VALUE(LEFT([.K73];SEARCH(&quot;m&quot;;[.K73])-1))*1.609)" office:value-type="float" office:value="26870">
            <text:p>26870</text:p>
          </table:table-cell>
          <table:table-cell office:value-type="string">
            <text:p>VINOU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 table:number-rows-repeated="1048135">
          <table:table-cell table:number-columns-repeated="1024"/>
        </table:table-row>
        <table:table-row table:style-name="ro3">
          <table:table-cell table:style-name="ce1" office:value-type="string">
            <text:p>PRICE</text:p>
          </table:table-cell>
          <table:table-cell table:style-name="ce1" office:value-type="string">
            <text:p>D_YEAR</text:p>
          </table:table-cell>
          <table:table-cell table:style-name="ce1" office:value-type="string">
            <text:p>D_WEEK</text:p>
          </table:table-cell>
          <table:table-cell table:style-name="ce1" office:value-type="string">
            <text:p>D_COUNTRY</text:p>
          </table:table-cell>
          <table:table-cell table:style-name="ce1" office:value-type="string">
            <text:p>D_CITY</text:p>
          </table:table-cell>
          <table:table-cell table:style-name="ce1" office:value-type="string">
            <text:p>ORIGIN</text:p>
          </table:table-cell>
          <table:table-cell table:style-name="ce1" office:value-type="string">
            <text:p>MAKE</text:p>
          </table:table-cell>
          <table:table-cell table:style-name="ce3" office:value-type="string">
            <text:p>MODEL</text:p>
          </table:table-cell>
          <table:table-cell table:style-name="ce1" office:value-type="string">
            <text:p>SUBMODE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MILAGE</text:p>
          </table:table-cell>
          <table:table-cell table:style-name="ce1"/>
          <table:table-cell table:style-name="ce1" office:value-type="string">
            <text:p>COLOR</text:p>
          </table:table-cell>
          <table:table-cell table:style-name="ce1" office:value-type="string">
            <text:p>HYBRID</text:p>
          </table:table-cell>
          <table:table-cell table:style-name="ce1" office:value-type="string">
            <text:p>DIESEL</text:p>
          </table:table-cell>
          <table:table-cell table:style-name="ce1" office:value-type="string">
            <text:p>4WD</text:p>
          </table:table-cell>
          <table:table-cell table:style-name="ce1" office:value-type="string">
            <text:p>CONVERTIBLE</text:p>
          </table:table-cell>
          <table:table-cell table:style-name="ce1" office:value-type="string">
            <text:p>LEATHER</text:p>
          </table:table-cell>
          <table:table-cell table:style-name="ce1" office:value-type="string">
            <text:p>AUTOTRANSMISSION</text:p>
          </table:table-cell>
          <table:table-cell table:style-name="ce1" office:value-type="string">
            <text:p>AUTOWINDOWS</text:p>
          </table:table-cell>
          <table:table-cell table:style-name="ce1" office:value-type="string">
            <text:p>AC</text:p>
          </table:table-cell>
          <table:table-cell table:style-name="ce1" office:value-type="string">
            <text:p>HEATEDSEATS</text:p>
          </table:table-cell>
          <table:table-cell table:style-name="ce1" office:value-type="string">
            <text:p>CHASSIS_FR</text:p>
          </table:table-cell>
          <table:table-cell table:style-name="ce1" office:value-type="string">
            <text:p>CHASSIS_FL</text:p>
          </table:table-cell>
          <table:table-cell table:style-name="ce1" office:value-type="string">
            <text:p>CHASSIS_RR</text:p>
          </table:table-cell>
          <table:table-cell table:style-name="ce1" office:value-type="string">
            <text:p>CHASSIS_RL</text:p>
          </table:table-cell>
          <table:table-cell table:style-name="ce1" office:value-type="string">
            <text:p>SOURCE</text:p>
          </table:table-cell>
          <table:table-cell table:style-name="ce1" table:number-columns-repeated="997"/>
        </table:table-row>
        <table:table-row table:style-name="ro2">
          <table:table-cell office:value-type="float" office:value="27500">
            <text:p>275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ADO</text:p>
          </table:table-cell>
          <table:table-cell office:value-type="string">
            <text:p>GX</text:p>
          </table:table-cell>
          <table:table-cell office:value-type="float" office:value="2009">
            <text:p>2009</text:p>
          </table:table-cell>
          <table:table-cell office:value-type="string">
            <text:p>80000KM</text:p>
          </table:table-cell>
          <table:table-cell/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0700">
            <text:p>107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CITROEN</text:p>
          </table:table-cell>
          <table:table-cell office:value-type="string">
            <text:p>C4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65000KM</text:p>
          </table:table-cell>
          <table:table-cell/>
          <table:table-cell office:value-type="string">
            <text:p>BLACK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LEXUS</text:p>
          </table:table-cell>
          <table:table-cell office:value-type="string">
            <text:p>GS450</text:p>
          </table:table-cell>
          <table:table-cell/>
          <table:table-cell office:value-type="float" office:value="2007">
            <text:p>2007</text:p>
          </table:table-cell>
          <table:table-cell office:value-type="float" office:value="90000">
            <text:p>9000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8700">
            <text:p>8700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AVEO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60000KM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TRAILBLAZER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67000KM</text:p>
          </table:table-cell>
          <table:table-cell/>
          <table:table-cell office:value-type="string">
            <text:p>BL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FORD</text:p>
          </table:table-cell>
          <table:table-cell office:value-type="string">
            <text:p>MUSTANG</text:p>
          </table:table-cell>
          <table:table-cell/>
          <table:table-cell office:value-type="float" office:value="2002">
            <text:p>2002</text:p>
          </table:table-cell>
          <table:table-cell office:value-type="string">
            <text:p>92000KM</text:p>
          </table:table-cell>
          <table:table-cell/>
          <table:table-cell office:value-type="string">
            <text:p>NAVY BLU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9100">
            <text:p>91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I10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12000KM</text:p>
          </table:table-cell>
          <table:table-cell/>
          <table:table-cell office:value-type="string">
            <text:p>VINOUS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2700">
            <text:p>127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 office:value-type="string">
            <text:p>HD</text:p>
          </table:table-cell>
          <table:table-cell office:value-type="float" office:value="2010">
            <text:p>2010</text:p>
          </table:table-cell>
          <table:table-cell office:value-type="string">
            <text:p>27000KM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1850">
            <text:p>118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 office:value-type="string">
            <text:p>HD</text:p>
          </table:table-cell>
          <table:table-cell office:value-type="float" office:value="2008">
            <text:p>2008</text:p>
          </table:table-cell>
          <table:table-cell office:value-type="string">
            <text:p>37000KM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20500">
            <text:p>20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SONATA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20000KM</text:p>
          </table:table-cell>
          <table:table-cell/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JEEP</text:p>
          </table:table-cell>
          <table:table-cell office:value-type="string">
            <text:p>CHEROKEE</text:p>
          </table:table-cell>
          <table:table-cell office:value-type="string">
            <text:p>SRT8</text:p>
          </table:table-cell>
          <table:table-cell office:value-type="float" office:value="2012">
            <text:p>2012</text:p>
          </table:table-cell>
          <table:table-cell office:value-type="string">
            <text:p>12000KM</text:p>
          </table:table-cell>
          <table:table-cell/>
          <table:table-cell office:value-type="string">
            <text:p>SILV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3500">
            <text:p>13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CERATO</text:p>
          </table:table-cell>
          <table:table-cell office:value-type="string">
            <text:p>FORTE</text:p>
          </table:table-cell>
          <table:table-cell office:value-type="float" office:value="2010">
            <text:p>2010</text:p>
          </table:table-cell>
          <table:table-cell office:value-type="string">
            <text:p>27000KM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4300">
            <text:p>143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SPORTAGE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47000KM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32500">
            <text:p>32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C20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64000KM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22500">
            <text:p>22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C180</text:p>
          </table:table-cell>
          <table:table-cell/>
          <table:table-cell office:value-type="float" office:value="2005">
            <text:p>2005</text:p>
          </table:table-cell>
          <table:table-cell office:value-type="string">
            <text:p>74000KM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7200">
            <text:p>172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ALTIMA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65000KM</text:p>
          </table:table-cell>
          <table:table-cell/>
          <table:table-cell office:value-type="string">
            <text:p>BLACK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8800">
            <text:p>188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OPEL</text:p>
          </table:table-cell>
          <table:table-cell office:value-type="string">
            <text:p>ASTRA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24000KM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1400">
            <text:p>114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308">
            <text:p>308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66000KM</text:p>
          </table:table-cell>
          <table:table-cell/>
          <table:table-cell office:value-type="string">
            <text:p>GREEN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107">
            <text:p>107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39000KM</text:p>
          </table:table-cell>
          <table:table-cell/>
          <table:table-cell office:value-type="string">
            <text:p>YELLOW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508">
            <text:p>508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10000KM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FR</text:p>
          </table:table-cell>
          <table:table-cell office:value-type="string">
            <text:p>PEUGEOT</text:p>
          </table:table-cell>
          <table:table-cell office:value-type="float" office:value="206">
            <text:p>206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40000KM</text:p>
          </table:table-cell>
          <table:table-cell/>
          <table:table-cell office:value-type="string">
            <text:p>BLACK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32500">
            <text:p>32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C200</text:p>
          </table:table-cell>
          <table:table-cell office:value-type="string">
            <text:p>AVANTGARDE</text:p>
          </table:table-cell>
          <table:table-cell office:value-type="float" office:value="2009">
            <text:p>2009</text:p>
          </table:table-cell>
          <table:table-cell office:value-type="string">
            <text:p>64000KM</text:p>
          </table:table-cell>
          <table:table-cell/>
          <table:table-cell office:value-type="string">
            <text:p>GRAY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BMW</text:p>
          </table:table-cell>
          <table:table-cell office:value-type="string">
            <text:p>X6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5200KM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BMW</text:p>
          </table:table-cell>
          <table:table-cell office:value-type="float" office:value="320">
            <text:p>320</text:p>
          </table:table-cell>
          <table:table-cell office:value-type="string">
            <text:p>I</text:p>
          </table:table-cell>
          <table:table-cell office:value-type="float" office:value="2007">
            <text:p>2007</text:p>
          </table:table-cell>
          <table:table-cell office:value-type="string">
            <text:p>77000KM</text:p>
          </table:table-cell>
          <table:table-cell/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18500">
            <text:p>18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GOLF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15000KM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GOLF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95000KM</text:p>
          </table:table-cell>
          <table:table-cell/>
          <table:table-cell office:value-type="string">
            <text:p>NAVY BLUE METALLIC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9500">
            <text:p>9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7400M</text:p>
          </table:table-cell>
          <table:table-cell/>
          <table:table-cell office:value-type="string">
            <text:p>CHAMPAIGN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12500">
            <text:p>12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20000M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22500">
            <text:p>22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30000M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OROLLA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160000KM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95000M</text:p>
          </table:table-cell>
          <table:table-cell/>
          <table:table-cell office:value-type="string">
            <text:p>WHIT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14500">
            <text:p>14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OROLLA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49000KM</text:p>
          </table:table-cell>
          <table:table-cell/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27300">
            <text:p>273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28600M</text:p>
          </table:table-cell>
          <table:table-cell/>
          <table:table-cell office:value-type="string">
            <text:p>BLU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14500">
            <text:p>145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59000M</text:p>
          </table:table-cell>
          <table:table-cell/>
          <table:table-cell office:value-type="string">
            <text:p>CHAMPAIGN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29750">
            <text:p>297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5000KM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16300">
            <text:p>163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ALTIMA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60000KM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14850">
            <text:p>1485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 office:value-type="string">
            <text:p>MD</text:p>
          </table:table-cell>
          <table:table-cell office:value-type="float" office:value="2011">
            <text:p>2011</text:p>
          </table:table-cell>
          <table:table-cell office:value-type="string">
            <text:p>39000KM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37900">
            <text:p>37900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JEEP</text:p>
          </table:table-cell>
          <table:table-cell office:value-type="string">
            <text:p>CHEROKEE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15000KM</text:p>
          </table:table-cell>
          <table:table-cell/>
          <table:table-cell office:value-type="string">
            <text:p>BLACK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float" office:value="16750">
            <text:p>167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AUDI</text:p>
          </table:table-cell>
          <table:table-cell office:value-type="string">
            <text:p>A4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90000KM</text:p>
          </table:table-cell>
          <table:table-cell/>
          <table:table-cell office:value-type="string">
            <text:p>NAVY 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47500">
            <text:p>47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AUDI</text:p>
          </table:table-cell>
          <table:table-cell office:value-type="string">
            <text:p>A5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33000KM</text:p>
          </table:table-cell>
          <table:table-cell/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CHEVROLET</text:p>
          </table:table-cell>
          <table:table-cell office:value-type="string">
            <text:p>TRAILBLAZER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67000KM</text:p>
          </table:table-cell>
          <table:table-cell/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20500">
            <text:p>20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ACCORD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168000KM</text:p>
          </table:table-cell>
          <table:table-cell/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0200">
            <text:p>102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HONDA</text:p>
          </table:table-cell>
          <table:table-cell office:value-type="string">
            <text:p>CIVIC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55000M</text:p>
          </table:table-cell>
          <table:table-cell/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2250">
            <text:p>122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SONATA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82000KM</text:p>
          </table:table-cell>
          <table:table-cell/>
          <table:table-cell office:value-type="string">
            <text:p>SILVER 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4850">
            <text:p>148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AVANTI</text:p>
          </table:table-cell>
          <table:table-cell office:value-type="string">
            <text:p>MD</text:p>
          </table:table-cell>
          <table:table-cell office:value-type="float" office:value="2011">
            <text:p>2011</text:p>
          </table:table-cell>
          <table:table-cell office:value-type="string">
            <text:p>39000KM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3200">
            <text:p>132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HYUNDAI</text:p>
          </table:table-cell>
          <table:table-cell office:value-type="string">
            <text:p>TUCSON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102000KM</text:p>
          </table:table-cell>
          <table:table-cell/>
          <table:table-cell office:value-type="string">
            <text:p>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29800">
            <text:p>298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HUMMER</text:p>
          </table:table-cell>
          <table:table-cell office:value-type="string">
            <text:p>H3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47000M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S</text:p>
          </table:table-cell>
          <table:table-cell office:value-type="string">
            <text:p>JEEP</text:p>
          </table:table-cell>
          <table:table-cell office:value-type="string">
            <text:p>CHEROKEE</text:p>
          </table:table-cell>
          <table:table-cell office:value-type="string">
            <text:p>SRT8</text:p>
          </table:table-cell>
          <table:table-cell office:value-type="float" office:value="2012">
            <text:p>2012</text:p>
          </table:table-cell>
          <table:table-cell office:value-type="string">
            <text:p>12000KM</text:p>
          </table:table-cell>
          <table:table-cell/>
          <table:table-cell office:value-type="string">
            <text:p>SILV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0250">
            <text:p>102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RIO</text:p>
          </table:table-cell>
          <table:table-cell office:value-type="string">
            <text:p>PRIDE</text:p>
          </table:table-cell>
          <table:table-cell office:value-type="float" office:value="2008">
            <text:p>2008</text:p>
          </table:table-cell>
          <table:table-cell office:value-type="string">
            <text:p>43000KM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RIO</text:p>
          </table:table-cell>
          <table:table-cell office:value-type="string">
            <text:p>PRIDE</text:p>
          </table:table-cell>
          <table:table-cell office:value-type="float" office:value="2009">
            <text:p>2009</text:p>
          </table:table-cell>
          <table:table-cell office:value-type="string">
            <text:p>48000KM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7500">
            <text:p>7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MORNING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55000KM</text:p>
          </table:table-cell>
          <table:table-cell/>
          <table:table-cell office:value-type="string">
            <text:p>BLU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KR</text:p>
          </table:table-cell>
          <table:table-cell office:value-type="string">
            <text:p>KIA</text:p>
          </table:table-cell>
          <table:table-cell office:value-type="string">
            <text:p>PICANTO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17000KM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K</text:p>
          </table:table-cell>
          <table:table-cell office:value-type="string">
            <text:p>LANDROVER</text:p>
          </table:table-cell>
          <table:table-cell office:value-type="string">
            <text:p>LR2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83000KM</text:p>
          </table:table-cell>
          <table:table-cell/>
          <table:table-cell office:value-type="string">
            <text:p>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37500">
            <text:p>37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54000KM</text:p>
          </table:table-cell>
          <table:table-cell/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E200</text:p>
          </table:table-cell>
          <table:table-cell office:value-type="string">
            <text:p>AVANTGARDE</text:p>
          </table:table-cell>
          <table:table-cell office:value-type="float" office:value="2008">
            <text:p>2008</text:p>
          </table:table-cell>
          <table:table-cell office:value-type="string">
            <text:p>82000KM</text:p>
          </table:table-cell>
          <table:table-cell/>
          <table:table-cell office:value-type="string">
            <text:p>BLACK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MERCEDES</text:p>
          </table:table-cell>
          <table:table-cell office:value-type="string">
            <text:p>ML500</text:p>
          </table:table-cell>
          <table:table-cell/>
          <table:table-cell office:value-type="float" office:value="2003">
            <text:p>2003</text:p>
          </table:table-cell>
          <table:table-cell office:value-type="string">
            <text:p>66000M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0200">
            <text:p>102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MITSUBISHI</text:p>
          </table:table-cell>
          <table:table-cell office:value-type="string">
            <text:p>LANCER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40000KM</text:p>
          </table:table-cell>
          <table:table-cell/>
          <table:table-cell office:value-type="string">
            <text:p>VINOUS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X-TRAIL</text:p>
          </table:table-cell>
          <table:table-cell/>
          <table:table-cell office:value-type="float" office:value="2003">
            <text:p>2003</text:p>
          </table:table-cell>
          <table:table-cell office:value-type="string">
            <text:p>85000KM</text:p>
          </table:table-cell>
          <table:table-cell/>
          <table:table-cell office:value-type="string">
            <text:p>CHAMPAIGN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6200">
            <text:p>162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ALTIMA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60000KM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NISSAN</text:p>
          </table:table-cell>
          <table:table-cell office:value-type="string">
            <text:p>SUNNY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45000KM</text:p>
          </table:table-cell>
          <table:table-cell/>
          <table:table-cell office:value-type="string">
            <text:p>WHIT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8200">
            <text:p>82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OPEL</text:p>
          </table:table-cell>
          <table:table-cell office:value-type="string">
            <text:p>ASTRA</text:p>
          </table:table-cell>
          <table:table-cell/>
          <table:table-cell office:value-type="float" office:value="2001">
            <text:p>2001</text:p>
          </table:table-cell>
          <table:table-cell office:value-type="string">
            <text:p>51000KM</text:p>
          </table:table-cell>
          <table:table-cell/>
          <table:table-cell office:value-type="string">
            <text:p>SILVER 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32000KM</text:p>
          </table:table-cell>
          <table:table-cell/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6450">
            <text:p>1645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80000M</text:p>
          </table:table-cell>
          <table:table-cell/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17500">
            <text:p>117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74000KM</text:p>
          </table:table-cell>
          <table:table-cell/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6800">
            <text:p>168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CAMRY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60000KM</text:p>
          </table:table-cell>
          <table:table-cell/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TOYOTA</text:p>
          </table:table-cell>
          <table:table-cell office:value-type="string">
            <text:p>PRIUS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53000M</text:p>
          </table:table-cell>
          <table:table-cell/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26500">
            <text:p>26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TOUAREG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67000KM</text:p>
          </table:table-cell>
          <table:table-cell/>
          <table:table-cell office:value-type="string">
            <text:p>SILVER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18500">
            <text:p>18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DE</text:p>
          </table:table-cell>
          <table:table-cell office:value-type="string">
            <text:p>V.W</text:p>
          </table:table-cell>
          <table:table-cell office:value-type="string">
            <text:p>GOLF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15000KM</text:p>
          </table:table-cell>
          <table:table-cell/>
          <table:table-cell office:value-type="string">
            <text:p>BLACK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UK</text:p>
          </table:table-cell>
          <table:table-cell office:value-type="string">
            <text:p>LANDROVER</text:p>
          </table:table-cell>
          <table:table-cell office:value-type="string">
            <text:p>RANGE ROVER</text:p>
          </table:table-cell>
          <table:table-cell/>
          <table:table-cell office:value-type="float" office:value="2004">
            <text:p>2004</text:p>
          </table:table-cell>
          <table:table-cell office:value-type="string">
            <text:p>120000KM</text:p>
          </table:table-cell>
          <table:table-cell/>
          <table:table-cell office:value-type="string">
            <text:p>NAVY BLUE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33500">
            <text:p>33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LEXUS</text:p>
          </table:table-cell>
          <table:table-cell office:value-type="string">
            <text:p>GS450H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23000M</text:p>
          </table:table-cell>
          <table:table-cell/>
          <table:table-cell office:value-type="string">
            <text:p>WHIT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LEXUS</text:p>
          </table:table-cell>
          <table:table-cell office:value-type="string">
            <text:p>IS30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90000KM</text:p>
          </table:table-cell>
          <table:table-cell/>
          <table:table-cell office:value-type="string">
            <text:p>NAVY GREEN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float" office:value="21500">
            <text:p>21500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string">
            <text:p>JO</text:p>
          </table:table-cell>
          <table:table-cell office:value-type="string">
            <text:p>AMMAN</text:p>
          </table:table-cell>
          <table:table-cell office:value-type="string">
            <text:p>JP</text:p>
          </table:table-cell>
          <table:table-cell office:value-type="string">
            <text:p>LEXUS</text:p>
          </table:table-cell>
          <table:table-cell office:value-type="string">
            <text:p>HS250H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16700M</text:p>
          </table:table-cell>
          <table:table-cell/>
          <table:table-cell office:value-type="string">
            <text:p>VINOU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2" table:number-rows-repeated="294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Sheet1.A1:Sheet1.Z441" table:display-filter-buttons="true">
          <table:filter>
            <table:filter-condition table:field-number="10" table:data-type="number" table:value="0" table:operator="!empty"/>
          </table:filter>
        </table:database-range>
        <table:database-range table:target-range-address="Sheet2.A1:Sheet2.B7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12/19/2015</text:date>, <text:time>19:0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9T19:01:36</dc:date>
    <dc:creator>Yaman Saqqa</dc:creator>
    <meta:generator>OpenOffice/4.1.2$Unix OpenOffice.org_project/412m3$Build-9782</meta:generator>
    <meta:editing-duration>PT21H59M38S</meta:editing-duration>
    <meta:editing-cycles>3</meta:editing-cycles>
    <meta:document-statistic meta:table-count="2" meta:cell-count="14214" meta:object-count="0"/>
  </office:meta>
</office:document-meta>
</file>